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 style:master-page-name="">
      <style:table-properties style:width="16.51cm" fo:margin-left="0cm" style:page-number="auto" table:align="left"/>
    </style:style>
    <style:style style:name="Таблица4.A" style:family="table-column">
      <style:table-column-properties style:column-width="2.309cm"/>
    </style:style>
    <style:style style:name="Таблица4.B" style:family="table-column">
      <style:table-column-properties style:column-width="3.791cm"/>
    </style:style>
    <style:style style:name="Таблица4.C" style:family="table-column">
      <style:table-column-properties style:column-width="3.099cm"/>
    </style:style>
    <style:style style:name="Таблица4.D" style:family="table-column">
      <style:table-column-properties style:column-width="3.501cm"/>
    </style:style>
    <style:style style:name="Таблица4.E" style:family="table-column">
      <style:table-column-properties style:column-width="3.8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2" style:family="table-row">
      <style:table-row-properties style:min-row-height="0.818cm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 style:master-page-name="">
      <style:table-properties style:width="16.51cm" fo:margin-left="0cm" style:page-number="auto" table:align="left"/>
    </style:style>
    <style:style style:name="Таблица2.A" style:family="table-column">
      <style:table-column-properties style:column-width="2.309cm"/>
    </style:style>
    <style:style style:name="Таблица2.B" style:family="table-column">
      <style:table-column-properties style:column-width="3.791cm"/>
    </style:style>
    <style:style style:name="Таблица2.C" style:family="table-column">
      <style:table-column-properties style:column-width="3.099cm"/>
    </style:style>
    <style:style style:name="Таблица2.D" style:family="table-column">
      <style:table-column-properties style:column-width="3.501cm"/>
    </style:style>
    <style:style style:name="Таблица2.E" style:family="table-column">
      <style:table-column-properties style:column-width="3.8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0.818cm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 style:master-page-name="">
      <style:table-properties style:width="16.51cm" fo:margin-left="0cm" style:page-number="auto" table:align="left"/>
    </style:style>
    <style:style style:name="Таблица5.A" style:family="table-column">
      <style:table-column-properties style:column-width="2.309cm"/>
    </style:style>
    <style:style style:name="Таблица5.B" style:family="table-column">
      <style:table-column-properties style:column-width="3.791cm"/>
    </style:style>
    <style:style style:name="Таблица5.C" style:family="table-column">
      <style:table-column-properties style:column-width="3.099cm"/>
    </style:style>
    <style:style style:name="Таблица5.D" style:family="table-column">
      <style:table-column-properties style:column-width="3.501cm"/>
    </style:style>
    <style:style style:name="Таблица5.E" style:family="table-column">
      <style:table-column-properties style:column-width="3.8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2" style:family="table-row">
      <style:table-row-properties style:min-row-height="0.818cm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" fo:font-size="14pt" officeooo:rsid="003bee70" officeooo:paragraph-rsid="003bee70" style:font-size-complex="14pt"/>
    </style:style>
    <style:style style:name="P14" style:family="paragraph" style:parent-style-name="Standard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Text_20_body">
      <style:text-properties fo:color="#000000" loext:opacity="100%" officeooo:rsid="003d3aef" officeooo:paragraph-rsid="003d3aef"/>
    </style:style>
    <style:style style:name="P16" style:family="paragraph" style:parent-style-name="Text_20_body">
      <style:text-properties officeooo:rsid="000ef043" officeooo:paragraph-rsid="000ef043"/>
    </style:style>
    <style:style style:name="P17" style:family="paragraph" style:parent-style-name="Standard">
      <style:text-properties officeooo:rsid="0018933d" officeooo:paragraph-rsid="0018933d"/>
    </style:style>
    <style:style style:name="P18" style:family="paragraph" style:parent-style-name="Heading_20_1">
      <style:paragraph-properties fo:break-before="page"/>
      <style:text-properties officeooo:rsid="000ef043" officeooo:paragraph-rsid="003724e9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2">
      <style:text-properties officeooo:paragraph-rsid="0040a975"/>
    </style:style>
    <style:style style:name="P2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2" style:family="paragraph" style:parent-style-name="Standard">
      <style:text-properties fo:color="#000000" loext:opacity="100%" style:font-name="Times New Roman" fo:font-size="14pt" fo:language="en" fo:country="US" officeooo:rsid="004cea41" officeooo:paragraph-rsid="004cea41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en" fo:country="US" officeooo:rsid="004cea41" officeooo:paragraph-rsid="004cf453"/>
    </style:style>
    <style:style style:name="P24" style:family="paragraph" style:parent-style-name="Standard">
      <style:text-properties fo:color="#000000" loext:opacity="100%" style:font-name="Courier New" fo:font-size="11pt" officeooo:rsid="00136246" officeooo:paragraph-rsid="004cea41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Courier New" fo:font-size="11pt" officeooo:rsid="00136246" officeooo:paragraph-rsid="004cea41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urier New" fo:font-size="11pt" fo:language="en" fo:country="US" officeooo:rsid="00136246" officeooo:paragraph-rsid="004cea41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urier New" fo:font-size="11pt" fo:language="en" fo:country="US" officeooo:rsid="00136246" officeooo:paragraph-rsid="004cea41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ourier New" fo:font-size="11pt" fo:language="en" fo:country="US" officeooo:rsid="004cf453" officeooo:paragraph-rsid="004cea41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326f"/>
    </style:style>
    <style:style style:name="P30" style:family="paragraph" style:parent-style-name="Standard">
      <style:text-properties officeooo:rsid="0018933d" officeooo:paragraph-rsid="004cea41"/>
    </style:style>
    <style:style style:name="P31" style:family="paragraph" style:parent-style-name="Standard">
      <style:paragraph-properties fo:text-align="start" style:justify-single-word="false"/>
      <style:text-properties officeooo:rsid="0018933d" officeooo:paragraph-rsid="004cea41"/>
    </style:style>
    <style:style style:name="P32" style:family="paragraph" style:parent-style-name="Table">
      <style:paragraph-properties fo:keep-with-next="always"/>
    </style:style>
    <style:style style:name="P33" style:family="paragraph" style:parent-style-name="Table">
      <style:paragraph-properties fo:keep-with-next="always"/>
      <style:text-properties officeooo:paragraph-rsid="00454d74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3ff755" style:font-size-asian="12pt" style:font-size-complex="12pt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54d74" style:font-size-asian="12pt" style:font-size-complex="12pt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>
        <style:tab-stops>
          <style:tab-stop style:position="3.097cm"/>
        </style:tab-stops>
      </style:paragraph-properties>
      <style:text-properties fo:font-size="12pt" officeooo:paragraph-rsid="0047959b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8c4a7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paragraph-rsid="004984e7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54d74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.199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47959b" style:font-size-asian="12pt" style:font-size-complex="12pt"/>
    </style:style>
    <style:style style:name="P51" style:family="paragraph" style:parent-style-name="Table_20_Contents">
      <style:text-properties fo:font-size="12pt" style:font-size-asian="12pt" style:font-size-complex="12pt"/>
    </style:style>
    <style:style style:name="P52" style:family="paragraph" style:parent-style-name="Table_20_Contents">
      <style:text-properties fo:font-size="12pt" officeooo:paragraph-rsid="00454d74" style:font-size-asian="12pt" style:font-size-complex="12pt"/>
    </style:style>
    <style:style style:name="P53" style:family="paragraph" style:parent-style-name="Table_20_Contents">
      <style:text-properties fo:font-size="12pt" officeooo:paragraph-rsid="0047959b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8c4a7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984e7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aa231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officeooo:rsid="0048c4a7" officeooo:paragraph-rsid="004c507b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officeooo:rsid="004984e7" officeooo:paragraph-rsid="004984e7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60afc" officeooo:paragraph-rsid="00460afc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60afc" officeooo:paragraph-rsid="0047579d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579d" officeooo:paragraph-rsid="0047579d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7959b" officeooo:paragraph-rsid="0047959b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101cm" fo:margin-right="0.101cm" fo:margin-top="0cm" fo:margin-bottom="0.199cm" style:contextual-spacing="false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8c4a7" officeooo:paragraph-rsid="0048c4a7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984e7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aa231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cm" fo:margin-right="0cm" fo:margin-top="0cm" fo:margin-bottom="0.199cm" style:contextual-spacing="false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8c4a7" officeooo:paragraph-rsid="004c507b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984e7" officeooo:paragraph-rsid="004984e7" style:font-size-asian="12pt" style:font-size-complex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aa231" style:font-size-asian="12pt" style:font-size-complex="12pt"/>
    </style:style>
    <style:style style:name="P7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7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7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.101cm" style:auto-text-indent="false" fo:background-color="transparent" text:number-lines="false" text:line-number="0"/>
      <style:text-properties fo:font-size="12pt" fo:language="en" fo:country="US" officeooo:rsid="004aa231" officeooo:paragraph-rsid="004aa231" style:font-size-asian="12pt" style:font-size-complex="12pt"/>
    </style:style>
    <style:style style:name="P78" style:family="paragraph" style:parent-style-name="Text_20_body" style:list-style-name="L3">
      <style:text-properties officeooo:paragraph-rsid="0040a975"/>
    </style:style>
    <style:style style:name="P79" style:family="paragraph" style:parent-style-name="Text_20_body" style:list-style-name="L3">
      <style:text-properties officeooo:paragraph-rsid="00454d74"/>
    </style:style>
    <style:style style:name="P80" style:family="paragraph" style:parent-style-name="Text_20_body" style:list-style-name="L3">
      <style:text-properties officeooo:rsid="0040a975" officeooo:paragraph-rsid="0040a975"/>
    </style:style>
    <style:style style:name="P81" style:family="paragraph" style:parent-style-name="Text_20_body" style:list-style-name="L3">
      <style:text-properties fo:language="ru" fo:country="RU" officeooo:rsid="0041e5b2" officeooo:paragraph-rsid="0041e5b2"/>
    </style:style>
    <style:style style:name="P82" style:family="paragraph" style:parent-style-name="Text_20_body" style:list-style-name="L3">
      <style:text-properties fo:language="ru" fo:country="RU" officeooo:rsid="0041e5b2" officeooo:paragraph-rsid="00437898"/>
    </style:style>
    <style:style style:name="P83" style:family="paragraph" style:parent-style-name="Text_20_body">
      <style:text-properties fo:language="ru" fo:country="RU" officeooo:rsid="004cf453" officeooo:paragraph-rsid="004cf453"/>
    </style:style>
    <style:style style:name="P84" style:family="paragraph" style:parent-style-name="Text_20_body" style:list-style-name="L3">
      <style:text-properties officeooo:rsid="00437898" officeooo:paragraph-rsid="00437898"/>
    </style:style>
    <style:style style:name="P85" style:family="paragraph" style:parent-style-name="Text_20_body" style:list-style-name="L3">
      <style:paragraph-properties fo:margin-left="0cm" fo:margin-right="0cm" fo:text-indent="0cm" style:auto-text-indent="false"/>
      <style:text-properties officeooo:rsid="00454d74" officeooo:paragraph-rsid="00454d74"/>
    </style:style>
    <style:style style:name="P86" style:family="paragraph" style:parent-style-name="Text_20_body" style:list-style-name="L6">
      <style:paragraph-properties fo:margin-left="0cm" fo:margin-right="0cm" fo:text-indent="0cm" style:auto-text-indent="false"/>
      <style:text-properties officeooo:rsid="00454d74" officeooo:paragraph-rsid="0048c4a7"/>
    </style:style>
    <style:style style:name="P87" style:family="paragraph" style:parent-style-name="Text_20_body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54d74" style:font-size-asian="14pt" style:language-asian="ru" style:country-asian="RU" style:font-name-complex="Times New Roman5" style:font-size-complex="12pt" style:language-complex="ar" style:country-complex="SA"/>
    </style:style>
    <style:style style:name="P89" style:family="paragraph" style:parent-style-name="Text_20_body" style:list-style-name="L6"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90" style:family="paragraph" style:parent-style-name="Text_20_body" style:list-style-name="L6">
      <style:paragraph-properties fo:margin-left="0cm" fo:margin-right="0cm" fo:text-indent="0cm" style:auto-text-indent="false"/>
      <style:text-properties style:font-name="Times New Roman" fo:font-size="14pt" fo:language="ru" fo:country="RU" officeooo:rsid="0047959b" officeooo:paragraph-rsid="0047959b" style:font-size-asian="14pt" style:language-asian="ru" style:country-asian="RU" style:font-name-complex="Times New Roman5" style:font-size-complex="12pt" style:language-complex="ar" style:country-complex="SA"/>
    </style:style>
    <style:style style:name="P91" style:family="paragraph" style:parent-style-name="Text_20_body" style:list-style-name="L6">
      <style:text-properties officeooo:paragraph-rsid="0047959b"/>
    </style:style>
    <style:style style:name="P92" style:family="paragraph" style:parent-style-name="Text_20_body" style:list-style-name="L6">
      <style:paragraph-properties fo:margin-left="0cm" fo:margin-right="0cm" fo:text-indent="0cm" style:auto-text-indent="false"/>
      <style:text-properties officeooo:paragraph-rsid="0047959b"/>
    </style:style>
    <style:style style:name="P93" style:family="paragraph" style:parent-style-name="Text_20_body" style:list-style-name="L6">
      <style:text-properties officeooo:paragraph-rsid="0048c4a7"/>
    </style:style>
    <style:style style:name="P94" style:family="paragraph" style:parent-style-name="Text_20_body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fo:language="en" fo:country="US" officeooo:rsid="004984e7" officeooo:paragraph-rsid="004c507b" style:font-size-asian="12pt" style:font-size-complex="12pt"/>
    </style:style>
    <style:style style:name="P95" style:family="paragraph" style:parent-style-name="Листинг">
      <style:paragraph-properties fo:text-align="start" style:justify-single-word="false"/>
      <style:text-properties fo:color="#000000" loext:opacity="100%" officeooo:rsid="00136246" officeooo:paragraph-rsid="00136246"/>
    </style:style>
    <style:style style:name="P96" style:family="paragraph" style:parent-style-name="Листинг">
      <style:text-properties officeooo:rsid="00136246" officeooo:paragraph-rsid="00136246"/>
    </style:style>
    <style:style style:name="P97" style:family="paragraph" style:parent-style-name="Листинг">
      <style:paragraph-properties fo:text-align="start" style:justify-single-word="false"/>
      <style:text-properties officeooo:rsid="00136246" officeooo:paragraph-rsid="00136246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4" style:family="text">
      <style:text-properties style:font-name="Times New Roman" fo:font-size="14pt" fo:language="en" fo:country="US" officeooo:rsid="0047959b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style:font-name="Times New Roman" fo:font-size="14pt" fo:language="en" fo:country="US" officeooo:rsid="00460afc" style:font-size-asian="14pt" style:language-asian="ru" style:country-asian="RU" style:font-name-complex="Times New Roman5" style:font-size-complex="12pt" style:language-complex="ar" style:country-complex="SA"/>
    </style:style>
    <style:style style:name="T6" style:family="text">
      <style:text-properties style:font-name="Times New Roman" fo:font-size="14pt" fo:language="en" fo:country="US" officeooo:rsid="0048c4a7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style:font-size-complex="14pt"/>
    </style:style>
    <style:style style:name="T8" style:family="text">
      <style:text-properties style:font-name="Times New Roman" officeooo:rsid="003bee70" style:font-size-complex="14pt"/>
    </style:style>
    <style:style style:name="T9" style:family="text">
      <style:text-properties style:font-name="Times New Roman" fo:language="en" fo:country="US"/>
    </style:style>
    <style:style style:name="T10" style:family="text">
      <style:text-properties style:font-name="Times New Roman" fo:language="en" fo:country="US" officeooo:rsid="004aa231"/>
    </style:style>
    <style:style style:name="T11" style:family="text">
      <style:text-properties style:font-name="Times New Roman" fo:language="en" fo:country="US" officeooo:rsid="004c507b"/>
    </style:style>
    <style:style style:name="T12" style:family="text">
      <style:text-properties style:font-name="Times New Roman" officeooo:rsid="004aa231"/>
    </style:style>
    <style:style style:name="T13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weight="bold" officeooo:rsid="003bee7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19" style:family="text">
      <style:text-properties fo:color="#000000" loext:opacity="100%" style:font-name="Times New Roman" fo:font-size="14pt" fo:language="ru" fo:country="RU" officeooo:rsid="003ff755" style:font-size-asian="14pt" style:language-asian="ru" style:country-asian="RU" style:font-name-complex="Times New Roman5" style:font-size-complex="14pt" style:language-complex="ar" style:country-complex="SA"/>
    </style:style>
    <style:style style:name="T20" style:family="text">
      <style:text-properties fo:color="#000000" loext:opacity="100%" style:font-name="Times New Roman" fo:font-size="14pt" fo:language="ru" fo:country="RU" fo:font-weight="normal" officeooo:rsid="0011ddc4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T21" style:family="text">
      <style:text-properties fo:color="#000000" loext:opacity="100%" officeooo:rsid="001b2153"/>
    </style:style>
    <style:style style:name="T22" style:family="text">
      <style:text-properties fo:color="#000000" loext:opacity="100%" fo:language="en" fo:country="US" officeooo:rsid="004cea41"/>
    </style:style>
    <style:style style:name="T23" style:family="text">
      <style:text-properties fo:color="#000000" loext:opacity="100%" style:font-name="Courier New" fo:font-size="11pt" officeooo:rsid="00136246"/>
    </style:style>
    <style:style style:name="T24" style:family="text">
      <style:text-properties fo:color="#000000" loext:opacity="100%" officeooo:rsid="003d3aef"/>
    </style:style>
    <style:style style:name="T25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6" style:family="text">
      <style:text-properties fo:font-variant="normal" fo:text-transform="none" style:font-name="Times New Roman" fo:font-size="14pt" fo:language="ru" fo:country="RU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4pt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8" style:family="text">
      <style:text-properties fo:font-variant="normal" fo:text-transform="none" fo:color="#000000" loext:opacity="100%" style:font-name="Times New Roman" fo:font-size="14pt" fo:font-weight="normal" officeooo:rsid="003d3aef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29" style:family="text">
      <style:text-properties fo:font-variant="normal" fo:text-transform="none" fo:color="#000000" loext:opacity="100%" style:font-name="Times New Roman" fo:font-size="14pt" fo:language="en" fo:country="US" fo:font-weight="normal" style:font-size-asian="14pt" style:language-asian="ru" style:country-asian="RU" style:font-weight-asian="normal" style:font-name-complex="Times New Roman5" style:font-size-complex="14pt" style:language-complex="ar" style:country-complex="SA" style:font-weight-complex="normal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437898"/>
    </style:style>
    <style:style style:name="T32" style:family="text">
      <style:text-properties fo:language="en" fo:country="US" officeooo:rsid="00454d74"/>
    </style:style>
    <style:style style:name="T33" style:family="text">
      <style:text-properties fo:language="en" fo:country="US" officeooo:rsid="00460afc"/>
    </style:style>
    <style:style style:name="T34" style:family="text">
      <style:text-properties fo:language="en" fo:country="US" officeooo:rsid="0047959b"/>
    </style:style>
    <style:style style:name="T35" style:family="text">
      <style:text-properties fo:language="en" fo:country="US" officeooo:rsid="0048c4a7"/>
    </style:style>
    <style:style style:name="T36" style:family="text">
      <style:text-properties fo:language="en" fo:country="US" officeooo:rsid="004984e7"/>
    </style:style>
    <style:style style:name="T37" style:family="text">
      <style:text-properties fo:language="en" fo:country="US" officeooo:rsid="004aa231"/>
    </style:style>
    <style:style style:name="T38" style:family="text">
      <style:text-properties fo:language="en" fo:country="US" officeooo:rsid="004c507b"/>
    </style:style>
    <style:style style:name="T39" style:family="text">
      <style:text-properties fo:language="en" fo:country="US" officeooo:rsid="004cea41"/>
    </style:style>
    <style:style style:name="T40" style:family="text">
      <style:text-properties fo:language="en" fo:country="US" officeooo:rsid="004dee4f"/>
    </style:style>
    <style:style style:name="T41" style:family="text">
      <style:text-properties officeooo:rsid="001b2153"/>
    </style:style>
    <style:style style:name="T42" style:family="text">
      <style:text-properties fo:language="ru" fo:country="RU" officeooo:rsid="00454d74"/>
    </style:style>
    <style:style style:name="T43" style:family="text">
      <style:text-properties fo:language="ru" fo:country="RU" officeooo:rsid="004dee4f"/>
    </style:style>
    <style:style style:name="T44" style:family="text">
      <style:text-properties officeooo:rsid="003bee70"/>
    </style:style>
    <style:style style:name="T45" style:family="text">
      <style:text-properties style:font-name="Times New Roman2" fo:font-size="14pt" fo:font-weight="bold" officeooo:rsid="003ff7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6" style:family="text">
      <style:text-properties officeooo:rsid="0040a975"/>
    </style:style>
    <style:style style:name="T47" style:family="text">
      <style:text-properties officeooo:rsid="0041e5b2"/>
    </style:style>
    <style:style style:name="T48" style:family="text">
      <style:text-properties officeooo:rsid="00437898"/>
    </style:style>
    <style:style style:name="T49" style:family="text">
      <style:text-properties officeooo:rsid="00454d74"/>
    </style:style>
    <style:style style:name="T50" style:family="text">
      <style:text-properties officeooo:rsid="00460afc"/>
    </style:style>
    <style:style style:name="T51" style:family="text">
      <style:text-properties officeooo:rsid="0047579d"/>
    </style:style>
    <style:style style:name="T52" style:family="text">
      <style:text-properties officeooo:rsid="0047959b"/>
    </style:style>
    <style:style style:name="T53" style:family="text">
      <style:text-properties officeooo:rsid="0048c4a7"/>
    </style:style>
    <style:style style:name="T54" style:family="text">
      <style:text-properties officeooo:rsid="004984e7"/>
    </style:style>
    <style:style style:name="T55" style:family="text">
      <style:text-properties officeooo:rsid="004aa231"/>
    </style:style>
    <style:style style:name="T56" style:family="text">
      <style:text-properties officeooo:rsid="004c507b"/>
    </style:style>
    <style:style style:name="T57" style:family="text">
      <style:text-properties style:font-name="Courier New" fo:font-size="11pt" officeooo:rsid="0013624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Footnote_20_Symbol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2"><text:span text:style-name="T2">по лабораторной р</text:span><text:span text:style-name="T15">аботе №</text:span><text:span text:style-name="T17">1</text:span></text:p>
      <text:p text:style-name="P2"><text:span text:style-name="T2">по дисциплине </text:span><text:span text:style-name="T15">«</text:span><text:span text:style-name="T16">Организация ЭВМ и систем</text:span><text:span text:style-name="T15">»</text:span></text:p>
      <text:p text:style-name="P2"><text:span text:style-name="Book_20_Title"><text:span text:style-name="T25">Тема: Трансляции, отладка и выполнение программ на языке Ассемблера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7">Студент гр. 0</text:span><text:span text:style-name="T8">382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Азаров М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44">21</text:span></text:p>
      <text:h text:style-name="P19" text:outline-level="2">Цель работы.</text:h>
      <text:p text:style-name="P15">Изучать как устроены т<text:span text:style-name="Book_20_Title"><text:span text:style-name="T26">рансляция, отладка и выполнение программ на языке Ассемблера</text:span></text:span></text:p>
      <text:p text:style-name="P16"/>
      <text:h text:style-name="Heading_20_2" text:outline-level="2">Задание.</text:h>
      <text:p text:style-name="P14"><text:tab/><text:tab/><text:tab/><text:tab/><text:tab/><text:tab/>Часть 1</text:p>
      <text:p text:style-name="P14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4">Выполняемые функцией действия и задаваемые ей параметры - следующие:</text:p>
      <text:p text:style-name="P14"><text:tab/><text:tab/>- обеспечивается вывод на экран строки символов, заканчивающейся знаком "$";</text:p>
      <text:p text:style-name="P14"><text:tab/><text:tab/>- требуется задание в регистре ah номера функции, равного 09h, а в регистре dx - смещения адреса выводимой строки;</text:p>
      <text:p text:style-name="P14"><text:tab/><text:tab/>- используется регистр ax и не сохраняется его содержимое.</text:p>
      <text:p text:style-name="P14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4">3. Загрузить файл hello1.asm из каталога Задания в каталог Masm.</text:p>
      <text:p text:style-name="P14">4. Протранслировать программу с помощью строки</text:p>
      <text:p text:style-name="P14"><text:tab/><text:tab/><text:tab/><text:tab/><text:tab/>&gt; masm hello1.asm</text:p>
      <text:p text:style-name="P14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4">5. Скомпоновать загрузочный модуль с помощью строки</text:p>
      <text:p text:style-name="P14"><text:tab/><text:tab/><text:tab/><text:tab/><text:tab/>&gt; link hello1.obj</text:p>
      <text:p text:style-name="P14"><text:soft-page-break/>с созданием карты памяти и исполняемого файла hello1.exe.</text:p>
      <text:p text:style-name="P14">6. Выполнить программу в автоматическом режиме путем набора строки</text:p>
      <text:p text:style-name="P14"><text:tab/><text:tab/><text:tab/><text:tab/><text:tab/>&gt; hello1.exe</text:p>
      <text:p text:style-name="P14">убедиться в корректности ее работы и зафиксировать результат выполнения в протоколе.</text:p>
      <text:p text:style-name="P14">7. Запустить выполнение программы под управлением отладчика с помощью команды</text:p>
      <text:p text:style-name="P14"><text:tab/><text:tab/><text:tab/><text:tab/><text:tab/>&gt; afd hello1.exe</text:p>
      <text:p text:style-name="P14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h text:style-name="Heading_20_2" text:outline-level="2"><text:span text:style-name="T20">Результаты прогона программы под управлением отладчика должны быть представлены в виде, показанном на примере одной команды в табл.1, и подписаны преподавателем.</text:span></text:h>
      <text:p text:style-name="Text_20_body"><text:span text:style-name="T20"/></text:p>
      <text:p text:style-name="P32">Таблица <text:sequence text:ref-name="refTable2" text:name="Table" text:formula="ooow:Table+1" style:num-format="1">1</text:sequence><text:s/>- Пример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2042209336832">
          <table:table-cell table:style-name="Таблица4.A1" table:number-rows-spanned="2" office:value-type="string">
            <text:p text:style-name="P34">Адрес</text:p>
            <text:p text:style-name="P34">Команды</text:p>
          </table:table-cell>
          <table:table-cell table:style-name="Таблица4.A1" table:number-rows-spanned="2" office:value-type="string">
            <text:p text:style-name="P35">Символический</text:p>
            <text:p text:style-name="P35">код команды</text:p>
          </table:table-cell>
          <table:table-cell table:style-name="Таблица4.A1" table:number-rows-spanned="2" office:value-type="string">
            <text:p text:style-name="P35">16-ричный</text:p>
            <text:p text:style-name="P36">код команды</text:p>
          </table:table-cell>
          <table:table-cell table:style-name="Таблица4.D1" table:number-columns-spanned="2" office:value-type="string">
            <text:p text:style-name="P35">Содержимое регистров и ячеек памяти</text:p>
          </table:table-cell>
          <table:covered-table-cell/>
        </table:table-row>
        <table:table-row table:style-name="Таблица4.2">
          <table:covered-table-cell table:style-name="Таблица4.A1"/>
          <table:covered-table-cell table:style-name="Таблица4.A1"/>
          <table:covered-table-cell table:style-name="Таблица4.A1"/>
          <table:table-cell table:style-name="Таблица4.D2" office:value-type="string">
            <text:p text:style-name="P45">до выполнения </text:p>
          </table:table-cell>
          <table:table-cell table:style-name="Таблица4.E2" office:value-type="string">
            <text:p text:style-name="P46">После выполнения</text:p>
          </table:table-cell>
        </table:table-row>
        <table:table-row table:style-name="TableLine2042209336832">
          <table:table-cell table:style-name="Таблица4.D2" office:value-type="string">
            <text:p text:style-name="P35">0003</text:p>
          </table:table-cell>
          <table:table-cell table:style-name="Таблица4.D2" office:value-type="string">
            <text:p text:style-name="P35">Mov DS, AX</text:p>
          </table:table-cell>
          <table:table-cell table:style-name="Таблица4.D2" office:value-type="string">
            <text:p text:style-name="P39">8E D8</text:p>
          </table:table-cell>
          <table:table-cell table:style-name="Таблица4.D2" office:value-type="string">
            <text:p text:style-name="P39">(AX) = 2D87</text:p>
            <text:p text:style-name="P39">(DS) = 2D75</text:p>
            <text:p text:style-name="P39">(IP) = 0003</text:p>
          </table:table-cell>
          <table:table-cell table:style-name="Таблица4.E2" office:value-type="string">
            <text:p text:style-name="P35">(AX) = 2D87</text:p>
            <text:p text:style-name="P35">(DS) = 2D75</text:p>
            <text:p text:style-name="P35">(IP) = 0003</text:p>
          </table:table-cell>
        </table:table-row>
      </table:table>
      <text:p text:style-name="Text_20_body"><text:span text:style-name="T20"/></text:p>
      <text:p text:style-name="Text_20_body"><text:soft-page-break/><text:span text:style-name="T20"><text:tab/><text:tab/><text:tab/><text:tab/><text:tab/><text:tab/>Часть 2</text:span></text:p>
      <text:p text:style-name="Text_20_body"><text:span text:style-name="T20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span></text:p>
      <text:p text:style-name="P8"/>
      <text:h text:style-name="P20" text:outline-level="2"><text:span text:style-name="T45">Ход</text:span> работы<text:span text:style-name="T19"><text:tab/></text:span></text:h>
      <text:list xml:id="list1154114599" text:style-name="L3">
        <text:list-item>
          <text:p text:style-name="P80"><text:span text:style-name="T19">Ч</text:span><text:span text:style-name="T18">асть 1</text:span></text:p>
          <text:list>
            <text:list-item>
              <text:p text:style-name="P78"><text:span text:style-name="T46">Просмотрена программа hello1.asm </text:span><text:span text:style-name="T47">и</text:span><text:span text:style-name="T46"> </text:span><text:span text:style-name="T47">р</text:span><text:span text:style-name="T46">азобрана <text:s/>структура и реализация каждого сегмента программы.</text:span></text:p>
            </text:list-item>
            <text:list-item>
              <text:p text:style-name="P84">Изменена символьная строка Greeting в сегменте данный на <text:s/>„Привет мир“</text:p>
            </text:list-item>
            <text:list-item>
              <text:p text:style-name="P82">Протранслированна программа с помощью <text:span text:style-name="T30">MASM.EXE </text:span>с созданием объектного файла hello1.<text:span text:style-name="T31">obj</text:span> и файлом листинга<text:span text:style-name="T30"> </text:span><text:span text:style-name="T31">hello1.lst</text:span><text:span text:style-name="T30"> </text:span>без ошибок.</text:p>
            </text:list-item>
            <text:list-item>
              <text:p text:style-name="P81">Скомпонован загрузочный модуль <text:span text:style-name="T48">с</text:span> созданием <text:s/>исполняемого файла hello1.exe , <text:span text:style-name="T48">также без ошибок.</text:span></text:p>
            </text:list-item>
            <text:list-item>
              <text:p text:style-name="P82"><text:span text:style-name="T48">Запущена</text:span> программ<text:span text:style-name="T48">а</text:span> в автоматическом режиме. <text:span text:style-name="T48">Программа работает корректно , выводит строку „Привет мир“.</text:span></text:p>
            </text:list-item>
            <text:list-item>
              <text:p text:style-name="P82">Запу<text:span text:style-name="T49">щено</text:span> выполнение программы под управлением отладчика <text:span text:style-name="T49">с пошаговым выполнением и занесением данных в таблицу 2.</text:span></text:p>
              <text:p text:style-name="P79"><text:span text:style-name="T42"/></text:p>
              <text:p text:style-name="P79"><text:span text:style-name="T42">Начальное значение сегментных регистров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9"><text:span text:style-name="T42"><text:s/></text:span><text:span text:style-name="T32">CS </text:span><text:span text:style-name="T33">=</text:span><text:span text:style-name="T32"> 1A05<text:tab/>; <text:tab/>DS </text:span><text:span text:style-name="T33">=</text:span><text:span text:style-name="T32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5"><text:span text:style-name="T30"><text:tab/><text:tab/><text:tab/><text:tab/> ES </text:span><text:span text:style-name="T33">=</text:span><text:span text:style-name="T30"> 19F5<text:tab/>;<text:tab/>SS </text:span><text:span text:style-name="T33">=</text:span><text:span text:style-name="T30"> 1A08 ;</text:span></text:p>
                                              <text:p text:style-name="P79"><text:span text:style-name="T32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79"><text:soft-page-break/><text:span text:style-name="T42"/></text:p>
            </text:list-item>
          </text:list>
        </text:list-item>
      </text:list>
      <text:p text:style-name="P33">Таблица <text:sequence text:ref-name="refTable0" text:name="Table" text:formula="ooow:Table+1" style:num-format="1">2</text:sequence><text:s/>- <text:span text:style-name="T49">Отладка </text:span><text:span text:style-name="T32">hello1.exe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2042242038720">
          <table:table-cell table:style-name="Таблица2.A1" table:number-rows-spanned="2" office:value-type="string">
            <text:p text:style-name="P40">Адрес</text:p>
            <text:p text:style-name="P40">Команды</text:p>
          </table:table-cell>
          <table:table-cell table:style-name="Таблица2.A1" table:number-rows-spanned="2" office:value-type="string">
            <text:p text:style-name="P40">Символический</text:p>
            <text:p text:style-name="P40">код команды</text:p>
          </table:table-cell>
          <table:table-cell table:style-name="Таблица2.A1" table:number-rows-spanned="2" office:value-type="string">
            <text:p text:style-name="P40">16-ричный</text:p>
            <text:p text:style-name="P37">код команды</text:p>
          </table:table-cell>
          <table:table-cell table:style-name="Таблица2.D1" table:number-columns-spanned="2" office:value-type="string">
            <text:p text:style-name="P40">Содержимое регистров и ячеек памяти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D2" office:value-type="string">
            <text:p text:style-name="P48">до выполнения </text:p>
          </table:table-cell>
          <table:table-cell table:style-name="Таблица2.E2" office:value-type="string">
            <text:p text:style-name="P47">После выполнения</text:p>
          </table:table-cell>
        </table:table-row>
        <table:table-row table:style-name="TableLine2042242038720">
          <table:table-cell table:style-name="Таблица2.D2" office:value-type="string">
            <text:p text:style-name="P40">00<text:span text:style-name="T33">10</text:span></text:p>
          </table:table-cell>
          <table:table-cell table:style-name="Таблица2.D2" office:value-type="string">
            <text:p text:style-name="P40">M<text:span text:style-name="T33">OV <text:s/>AX, 1A07</text:span></text:p>
          </table:table-cell>
          <table:table-cell table:style-name="Таблица2.D2" office:value-type="string">
            <text:p text:style-name="P59">B8071A</text:p>
          </table:table-cell>
          <table:table-cell table:style-name="Таблица2.D2" office:value-type="string">
            <text:p text:style-name="P41">AX = <text:span text:style-name="T33">0000</text:span></text:p>
            <text:p text:style-name="P41">IP = 00<text:span text:style-name="T33">10</text:span></text:p>
          </table:table-cell>
          <table:table-cell table:style-name="Таблица2.E2" office:value-type="string">
            <text:p text:style-name="P40">AX = <text:span text:style-name="T33">1A07</text:span></text:p>
            <text:p text:style-name="P40">IP = <text:span text:style-name="T30">00</text:span><text:span text:style-name="T33">1</text:span><text:span text:style-name="T30">3</text:span></text:p>
          </table:table-cell>
        </table:table-row>
        <table:table-row table:style-name="TableLine2042242038720">
          <table:table-cell table:style-name="Таблица2.D2" office:value-type="string">
            <text:p text:style-name="P60">0013</text:p>
          </table:table-cell>
          <table:table-cell table:style-name="Таблица2.D2" office:value-type="string">
            <text:p text:style-name="P40"><text:span text:style-name="T33">MOV</text:span> <text:s/><text:span text:style-name="T33">DS</text:span>, <text:span text:style-name="T33">AX</text:span></text:p>
          </table:table-cell>
          <table:table-cell table:style-name="Таблица2.D2" office:value-type="string">
            <text:p text:style-name="P59">8ED8</text:p>
          </table:table-cell>
          <table:table-cell table:style-name="Таблица2.D2" office:value-type="string">
            <text:p text:style-name="P59">DS <text:s/>= <text:span text:style-name="T49">19F5 </text:span></text:p>
            <text:p text:style-name="P59">IP = 0013</text:p>
          </table:table-cell>
          <table:table-cell table:style-name="Таблица2.E2" office:value-type="string">
            <text:p text:style-name="P59">DS <text:s/>= <text:s text:c="2"/>1A07</text:p>
            <text:p text:style-name="P59">IP = 0015</text:p>
          </table:table-cell>
        </table:table-row>
        <table:table-row table:style-name="TableLine2042242038720">
          <table:table-cell table:style-name="Таблица2.D2" office:value-type="string">
            <text:p text:style-name="P62">0015</text:p>
          </table:table-cell>
          <table:table-cell table:style-name="Таблица2.D2" office:value-type="string">
            <text:p text:style-name="P62">MOV DX, 000</text:p>
          </table:table-cell>
          <table:table-cell table:style-name="Таблица2.D2" office:value-type="string">
            <text:p text:style-name="P62">BA0000</text:p>
          </table:table-cell>
          <table:table-cell table:style-name="Таблица2.D2" office:value-type="string">
            <text:p text:style-name="P61">D<text:span text:style-name="T51">X</text:span> <text:s/>= <text:span text:style-name="T51">0000</text:span><text:span text:style-name="T49"> </text:span></text:p>
            <text:p text:style-name="P61">IP = 001<text:span text:style-name="T51">5</text:span></text:p>
          </table:table-cell>
          <table:table-cell table:style-name="Таблица2.E2" office:value-type="string">
            <text:p text:style-name="P61">D<text:span text:style-name="T51">X</text:span> <text:s/>= <text:span text:style-name="T51">0000</text:span><text:span text:style-name="T49"> </text:span></text:p>
            <text:p text:style-name="P61">IP = 001<text:span text:style-name="T51">8</text:span></text:p>
          </table:table-cell>
        </table:table-row>
        <table:table-row table:style-name="TableLine2042242038720">
          <table:table-cell table:style-name="Таблица2.D2" office:value-type="string">
            <text:p text:style-name="P62">0018</text:p>
          </table:table-cell>
          <table:table-cell table:style-name="Таблица2.D2" office:value-type="string">
            <text:p text:style-name="P62">MOV AH, 09</text:p>
          </table:table-cell>
          <table:table-cell table:style-name="Таблица2.D2" office:value-type="string">
            <text:p text:style-name="P62">B409</text:p>
          </table:table-cell>
          <table:table-cell table:style-name="Таблица2.D2" office:value-type="string">
            <text:p text:style-name="P61"><text:span text:style-name="T51">AX</text:span> <text:s/>= 1A07<text:span text:style-name="T49"> </text:span></text:p>
            <text:p text:style-name="P61">IP = 001<text:span text:style-name="T51">8</text:span></text:p>
          </table:table-cell>
          <table:table-cell table:style-name="Таблица2.E2" office:value-type="string">
            <text:p text:style-name="P61"><text:span text:style-name="T51">AX</text:span> <text:s/>= <text:span text:style-name="T51">09</text:span>07<text:span text:style-name="T49"> </text:span></text:p>
            <text:p text:style-name="P61">IP = 00<text:span text:style-name="T51">1A</text:span></text:p>
          </table:table-cell>
        </table:table-row>
        <table:table-row table:style-name="TableLine2042242038720">
          <table:table-cell table:style-name="Таблица2.D2" office:value-type="string">
            <text:p text:style-name="P62">001A</text:p>
          </table:table-cell>
          <table:table-cell table:style-name="Таблица2.D2" office:value-type="string">
            <text:p text:style-name="P62">INT 21</text:p>
          </table:table-cell>
          <table:table-cell table:style-name="Таблица2.D2" office:value-type="string">
            <text:p text:style-name="P62">CD21</text:p>
          </table:table-cell>
          <table:table-cell table:style-name="Таблица2.D2" office:value-type="string">
            <text:p text:style-name="P61">IP = 001<text:span text:style-name="T51">A</text:span></text:p>
          </table:table-cell>
          <table:table-cell table:style-name="Таблица2.E2" office:value-type="string">
            <text:p text:style-name="P61">IP = 001<text:span text:style-name="T51">C</text:span></text:p>
          </table:table-cell>
        </table:table-row>
        <table:table-row table:style-name="TableLine2042242038720">
          <table:table-cell table:style-name="Таблица2.D2" office:value-type="string">
            <text:p text:style-name="P62">001C</text:p>
          </table:table-cell>
          <table:table-cell table:style-name="Таблица2.D2" office:value-type="string">
            <text:p text:style-name="P62">MOV AH, 4C</text:p>
          </table:table-cell>
          <table:table-cell table:style-name="Таблица2.D2" office:value-type="string">
            <text:p text:style-name="P62">B44C</text:p>
          </table:table-cell>
          <table:table-cell table:style-name="Таблица2.D2" office:value-type="string">
            <text:p text:style-name="P63">AX = 0907</text:p>
            <text:p text:style-name="P63">IP = 001C</text:p>
          </table:table-cell>
          <table:table-cell table:style-name="Таблица2.E2" office:value-type="string">
            <text:p text:style-name="P63">AX = 4C07</text:p>
            <text:p text:style-name="P63">IP = 001E</text:p>
          </table:table-cell>
        </table:table-row>
        <table:table-row table:style-name="TableLine2042242038720">
          <table:table-cell table:style-name="Таблица2.D2" office:value-type="string">
            <text:p text:style-name="P62">001E</text:p>
          </table:table-cell>
          <table:table-cell table:style-name="Таблица2.D2" office:value-type="string">
            <text:p text:style-name="P62">INT 21</text:p>
          </table:table-cell>
          <table:table-cell table:style-name="Таблица2.D2" office:value-type="string">
            <text:p text:style-name="P62">CD21</text:p>
          </table:table-cell>
          <table:table-cell table:style-name="Таблица2.D2" office:value-type="string">
            <text:p text:style-name="P64">IP = 001E</text:p>
          </table:table-cell>
          <table:table-cell table:style-name="Таблица2.E2" office:value-type="string">
            <text:p text:style-name="P64">IP = 14A1 </text:p>
          </table:table-cell>
        </table:table-row>
      </table:table>
      <text:p text:style-name="P88"/>
      <text:list xml:id="list586779010" text:style-name="L6">
        <text:list-item>
          <text:p text:style-name="P89">Часть 2</text:p>
          <text:list>
            <text:list-item>
              <text:p text:style-name="P91"><text:span text:style-name="T3">Проделаны аналогичные шаги <text:s/>1.1-1.6 для программы </text:span><text:span text:style-name="T4">hello2.asm. </text:span><text:span text:style-name="T3">Результат пошагового выполнения находится в таблице 3.</text:span></text:p>
              <text:p text:style-name="P91"><text:span text:style-name="T3"/></text:p>
              <text:p text:style-name="P93"><text:span text:style-name="T42">Начальное значение сегментных регистров: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3"><text:span text:style-name="T42"><text:s/></text:span><text:span text:style-name="T32">CS </text:span><text:span text:style-name="T33">=</text:span><text:span text:style-name="T32"> 1A0</text:span><text:span text:style-name="T35">A</text:span><text:span text:style-name="T32"><text:tab/>; <text:tab/>DS </text:span><text:span text:style-name="T33">=</text:span><text:span text:style-name="T32"> 19F5 ;</text:span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6"><text:span text:style-name="T4"><text:tab/><text:tab/><text:tab/><text:tab/> ES </text:span><text:span text:style-name="T5">=</text:span><text:span text:style-name="T4"> 19F5<text:tab/>;<text:tab/>SS </text:span><text:span text:style-name="T5">=</text:span><text:span text:style-name="T4"> 1A0</text:span><text:span text:style-name="T6">5</text:span><text:span text:style-name="T4"> 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91"><text:span text:style-name="T3"/></text:p>
              <text:p text:style-name="P92">Таблица <text:sequence text:ref-name="refTable3" text:name="Table" text:formula="ooow:Table+1" style:num-format="1">3</text:sequence><text:s/>- <text:span text:style-name="T52">Отладка </text:span><text:span text:style-name="T34">hello2.</text:span><text:span text:style-name="T40">exe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TableLine2042231810976">
          <table:table-cell table:style-name="Таблица5.A1" table:number-rows-spanned="2" office:value-type="string">
            <text:p text:style-name="P42">Адрес</text:p>
            <text:p text:style-name="P42">Команды</text:p>
          </table:table-cell>
          <table:table-cell table:style-name="Таблица5.A1" table:number-rows-spanned="2" office:value-type="string">
            <text:p text:style-name="P42">Символический</text:p>
            <text:p text:style-name="P42">код команды</text:p>
          </table:table-cell>
          <table:table-cell table:style-name="Таблица5.A1" table:number-rows-spanned="2" office:value-type="string">
            <text:p text:style-name="P42">16-ричный</text:p>
            <text:p text:style-name="P38">код команды</text:p>
          </table:table-cell>
          <table:table-cell table:style-name="Таблица5.D1" table:number-columns-spanned="2" office:value-type="string">
            <text:p text:style-name="P42">Содержимое регистров и ячеек памяти</text:p>
          </table:table-cell>
          <table:covered-table-cell/>
        </table:table-row>
        <table:table-row table:style-name="Таблица5.2">
          <table:covered-table-cell table:style-name="Таблица5.A1"/>
          <table:covered-table-cell table:style-name="Таблица5.A1"/>
          <table:covered-table-cell table:style-name="Таблица5.A1"/>
          <table:table-cell table:style-name="Таблица5.D2" office:value-type="string">
            <text:p text:style-name="P49">до выполнения </text:p>
          </table:table-cell>
          <table:table-cell table:style-name="Таблица5.E2" office:value-type="string">
            <text:p text:style-name="P50">После выполнения</text:p>
          </table:table-cell>
        </table:table-row>
        <table:table-row table:style-name="TableLine2042231810976">
          <table:table-cell table:style-name="Таблица5.D2" office:value-type="string">
            <text:p text:style-name="P42">000<text:span text:style-name="T35">5</text:span></text:p>
          </table:table-cell>
          <table:table-cell table:style-name="Таблица5.D2" office:value-type="string">
            <text:p text:style-name="P65">PUSH DS</text:p>
          </table:table-cell>
          <table:table-cell table:style-name="Таблица5.D2" office:value-type="string">
            <text:p text:style-name="P66">1E</text:p>
          </table:table-cell>
          <table:table-cell table:style-name="Таблица5.D2" office:value-type="string">
            <text:p text:style-name="P42">IP = 000<text:span text:style-name="T35">5</text:span></text:p>
            <text:p text:style-name="P58"><text:span text:style-name="T35">S</text:span><text:span text:style-name="T30">P = 0018</text:span></text:p>
            <text:p text:style-name="P54"><text:span text:style-name="T30">Stack <text:s/>+0 0000</text:span></text:p>
            <text:p text:style-name="P54"><text:span text:style-name="T30"><text:s text:c="10"/>+2 0000</text:span></text:p>
            <text:p text:style-name="P54"><text:soft-page-break/><text:span text:style-name="T30"><text:s text:c="10"/>+4 0000</text:span></text:p>
            <text:p text:style-name="P54"><text:span text:style-name="T30"><text:s text:c="9"/>+6 0000</text:span></text:p>
          </table:table-cell>
          <table:table-cell table:style-name="Таблица5.E2" office:value-type="string">
            <text:p text:style-name="P42">IP = 000<text:span text:style-name="T35">5</text:span></text:p>
            <text:p text:style-name="P58"><text:span text:style-name="T35">S</text:span><text:span text:style-name="T30">P = 0016</text:span></text:p>
            <text:p text:style-name="P54"><text:span text:style-name="T30">Stack <text:s/>+0 19F5</text:span></text:p>
            <text:p text:style-name="P54"><text:span text:style-name="T30"><text:s text:c="10"/>+2 0000</text:span></text:p>
            <text:p text:style-name="P54"><text:soft-page-break/><text:span text:style-name="T30"><text:s text:c="10"/>+4 0000</text:span></text:p>
            <text:p text:style-name="P54"><text:span text:style-name="T30"><text:s text:c="9"/>+6 0000</text:span></text:p>
          </table:table-cell>
        </table:table-row>
        <table:table-row table:style-name="TableLine2042231810976">
          <table:table-cell table:style-name="Таблица5.D2" office:value-type="string">
            <text:p text:style-name="P65">0006</text:p>
          </table:table-cell>
          <table:table-cell table:style-name="Таблица5.D2" office:value-type="string">
            <text:p text:style-name="P65">SUB AX, AX</text:p>
          </table:table-cell>
          <table:table-cell table:style-name="Таблица5.D2" office:value-type="string">
            <text:p text:style-name="P66">2B C0</text:p>
          </table:table-cell>
          <table:table-cell table:style-name="Таблица5.D2" office:value-type="string">
            <text:p text:style-name="P43">IP = 000<text:span text:style-name="T35">5</text:span></text:p>
          </table:table-cell>
          <table:table-cell table:style-name="Таблица5.E2" office:value-type="string">
            <text:p text:style-name="P68">IP = 0008</text:p>
          </table:table-cell>
        </table:table-row>
        <table:table-row table:style-name="TableLine2042231810976">
          <table:table-cell table:style-name="Таблица5.D2" office:value-type="string">
            <text:p text:style-name="P65">0008</text:p>
          </table:table-cell>
          <table:table-cell table:style-name="Таблица5.D2" office:value-type="string">
            <text:p text:style-name="P65">PU<text:span text:style-name="T54">S</text:span>H AX</text:p>
          </table:table-cell>
          <table:table-cell table:style-name="Таблица5.D2" office:value-type="string">
            <text:p text:style-name="P66">50</text:p>
          </table:table-cell>
          <table:table-cell table:style-name="Таблица5.D2" office:value-type="string">
            <text:p text:style-name="P42">IP = 000<text:span text:style-name="T35">8</text:span></text:p>
            <text:p text:style-name="P58"><text:span text:style-name="T35">P</text:span><text:span text:style-name="T30">S = 0016</text:span></text:p>
            <text:p text:style-name="P54"><text:span text:style-name="T30">Stack <text:s/>+0 19F5</text:span></text:p>
            <text:p text:style-name="P54"><text:span text:style-name="T30"><text:s text:c="10"/>+2 0000</text:span></text:p>
            <text:p text:style-name="P54"><text:span text:style-name="T30"><text:s text:c="10"/>+4 0000</text:span></text:p>
            <text:p text:style-name="P54"><text:span text:style-name="T30"><text:s text:c="10"/>+6 0000</text:span></text:p>
          </table:table-cell>
          <table:table-cell table:style-name="Таблица5.E2" office:value-type="string">
            <text:p text:style-name="P43">IP = 000<text:span text:style-name="T36">9</text:span></text:p>
            <text:p text:style-name="P58"><text:span text:style-name="T35">P</text:span><text:span text:style-name="T30">S =0014</text:span></text:p>
            <text:p text:style-name="P54"><text:span text:style-name="T30">Stack <text:s/>+0 0000</text:span></text:p>
            <text:p text:style-name="P54"><text:span text:style-name="T30"><text:s text:c="11"/>+2 19F5</text:span></text:p>
            <text:p text:style-name="P54"><text:span text:style-name="T30"><text:s text:c="11"/>+4 0000</text:span></text:p>
            <text:p text:style-name="P67"><text:s text:c="11"/>+6 0000</text:p>
          </table:table-cell>
        </table:table-row>
        <table:table-row table:style-name="TableLine2042231810976">
          <table:table-cell table:style-name="Таблица5.D2" office:value-type="string">
            <text:p text:style-name="P72">0009</text:p>
          </table:table-cell>
          <table:table-cell table:style-name="Таблица5.D2" office:value-type="string">
            <text:p text:style-name="P72">MOV AX, 1A07</text:p>
          </table:table-cell>
          <table:table-cell table:style-name="Таблица5.D2" office:value-type="string">
            <text:p text:style-name="P73">B8071A</text:p>
          </table:table-cell>
          <table:table-cell table:style-name="Таблица5.D2" office:value-type="string">
            <text:p text:style-name="P44">IP = 000<text:span text:style-name="T36">9</text:span></text:p>
            <text:p text:style-name="P58"><text:span text:style-name="T30">AX = 0000</text:span></text:p>
          </table:table-cell>
          <table:table-cell table:style-name="Таблица5.E2" office:value-type="string">
            <text:p text:style-name="P44">IP = <text:s/><text:span text:style-name="T36">000C</text:span></text:p>
            <text:p text:style-name="P58"><text:span text:style-name="T30">AX = </text:span><text:span text:style-name="T9">1A07</text:span></text:p>
          </table:table-cell>
        </table:table-row>
        <table:table-row table:style-name="TableLine2042231810976">
          <table:table-cell table:style-name="Таблица5.D2" office:value-type="string">
            <text:p text:style-name="P72">000C</text:p>
          </table:table-cell>
          <table:table-cell table:style-name="Таблица5.D2" office:value-type="string">
            <text:p text:style-name="P72">MOV DS, AX</text:p>
          </table:table-cell>
          <table:table-cell table:style-name="Таблица5.D2" office:value-type="string">
            <text:p text:style-name="P73">8ED8</text:p>
          </table:table-cell>
          <table:table-cell table:style-name="Таблица5.D2" office:value-type="string">
            <text:p text:style-name="P72">IP = 000C </text:p>
            <text:p text:style-name="P72">DS = <text:s/>19F5</text:p>
          </table:table-cell>
          <table:table-cell table:style-name="Таблица5.E2" office:value-type="string">
            <text:p text:style-name="P72">IP = 000E</text:p>
            <text:p text:style-name="P72">DS = 1A07</text:p>
          </table:table-cell>
        </table:table-row>
        <table:table-row table:style-name="TableLine2042231810976">
          <table:table-cell table:style-name="Таблица5.D2" office:value-type="string">
            <text:p text:style-name="P72">000E</text:p>
          </table:table-cell>
          <table:table-cell table:style-name="Таблица5.D2" office:value-type="string">
            <text:p text:style-name="P72">MOV DX, 0000</text:p>
          </table:table-cell>
          <table:table-cell table:style-name="Таблица5.D2" office:value-type="string">
            <text:p text:style-name="P73">BA0000</text:p>
          </table:table-cell>
          <table:table-cell table:style-name="Таблица5.D2" office:value-type="string">
            <text:p text:style-name="P72">IP = 000E </text:p>
          </table:table-cell>
          <table:table-cell table:style-name="Таблица5.E2" office:value-type="string">
            <text:p text:style-name="P72">IP = 0011</text:p>
          </table:table-cell>
        </table:table-row>
        <table:table-row table:style-name="TableLine2042231810976">
          <table:table-cell table:style-name="Таблица5.D2" office:value-type="string">
            <text:p text:style-name="P72">0011</text:p>
          </table:table-cell>
          <table:table-cell table:style-name="Таблица5.D2" office:value-type="string">
            <text:p text:style-name="P72">CALL 0000</text:p>
          </table:table-cell>
          <table:table-cell table:style-name="Таблица5.D2" office:value-type="string">
            <text:p text:style-name="P73">E8ECFF</text:p>
          </table:table-cell>
          <table:table-cell table:style-name="Таблица5.D2" office:value-type="string">
            <text:p text:style-name="P72">IP = 0011</text:p>
            <text:p text:style-name="P72">SP = 0014</text:p>
            <text:p text:style-name="P55"><text:span text:style-name="T30">Stack <text:s/>+0 0000</text:span></text:p>
            <text:p text:style-name="P55"><text:span text:style-name="T30"><text:s text:c="11"/>+2 19F5</text:span></text:p>
            <text:p text:style-name="P55"><text:span text:style-name="T30"><text:s text:c="11"/>+4 0000</text:span></text:p>
            <text:p text:style-name="P69"><text:s text:c="11"/>+6 0000</text:p>
          </table:table-cell>
          <table:table-cell table:style-name="Таблица5.E2" office:value-type="string">
            <text:p text:style-name="P72">IP = 0000</text:p>
            <text:p text:style-name="P72">SP = 0012</text:p>
            <text:p text:style-name="P55"><text:span text:style-name="T30">Stack <text:s/>+0 00</text:span><text:span text:style-name="T37">14</text:span></text:p>
            <text:p text:style-name="P55"><text:span text:style-name="T30"><text:s text:c="11"/>+2 </text:span><text:span text:style-name="T10">0000</text:span></text:p>
            <text:p text:style-name="P56"><text:span text:style-name="T30"><text:s text:c="11"/>+4 19F5</text:span></text:p>
            <text:p text:style-name="P69"><text:s text:c="11"/>+6 0000</text:p>
          </table:table-cell>
        </table:table-row>
        <table:table-row table:style-name="TableLine2042231810976">
          <table:table-cell table:style-name="Таблица5.D2" office:value-type="string">
            <text:p text:style-name="P76">0000</text:p>
          </table:table-cell>
          <table:table-cell table:style-name="Таблица5.D2" office:value-type="string">
            <text:p text:style-name="P76">MOV AH, 09</text:p>
          </table:table-cell>
          <table:table-cell table:style-name="Таблица5.D2" office:value-type="string">
            <text:p text:style-name="P77">B409</text:p>
          </table:table-cell>
          <table:table-cell table:style-name="Таблица5.D2" office:value-type="string">
            <text:p text:style-name="P76">IP = 0000</text:p>
            <text:p text:style-name="P76">AX = 1A07</text:p>
          </table:table-cell>
          <table:table-cell table:style-name="Таблица5.E2" office:value-type="string">
            <text:p text:style-name="P76">IP = 0002</text:p>
            <text:p text:style-name="P76">AX = 0907</text:p>
          </table:table-cell>
        </table:table-row>
        <table:table-row table:style-name="TableLine2042231810976">
          <table:table-cell table:style-name="Таблица5.D2" office:value-type="string">
            <text:p text:style-name="P76">0002</text:p>
          </table:table-cell>
          <table:table-cell table:style-name="Таблица5.D2" office:value-type="string">
            <text:p text:style-name="P76">INT 21</text:p>
          </table:table-cell>
          <table:table-cell table:style-name="Таблица5.D2" office:value-type="string">
            <text:p text:style-name="P77">CD21</text:p>
          </table:table-cell>
          <table:table-cell table:style-name="Таблица5.D2" office:value-type="string">
            <text:p text:style-name="P76">IP = 0002</text:p>
          </table:table-cell>
          <table:table-cell table:style-name="Таблица5.E2" office:value-type="string">
            <text:p text:style-name="P76">IP = 0004</text:p>
          </table:table-cell>
        </table:table-row>
        <table:table-row table:style-name="TableLine2042231810976">
          <table:table-cell table:style-name="Таблица5.D2" office:value-type="string">
            <text:p text:style-name="P76">0004</text:p>
          </table:table-cell>
          <table:table-cell table:style-name="Таблица5.D2" office:value-type="string">
            <text:p text:style-name="P76">RET</text:p>
          </table:table-cell>
          <table:table-cell table:style-name="Таблица5.D2" office:value-type="string">
            <text:p text:style-name="P77">C3</text:p>
          </table:table-cell>
          <table:table-cell table:style-name="Таблица5.D2" office:value-type="string">
            <text:p text:style-name="P74">IP = 000<text:span text:style-name="T56">4</text:span></text:p>
            <text:p text:style-name="P74">SP = 0012</text:p>
            <text:p text:style-name="P56"><text:span text:style-name="T30">Stack <text:s/>+0 00</text:span><text:span text:style-name="T37">14</text:span></text:p>
            <text:p text:style-name="P56"><text:span text:style-name="T30"><text:s text:c="11"/>+2 </text:span><text:span text:style-name="T10">0000</text:span></text:p>
            <text:p text:style-name="P56"><text:span text:style-name="T30"><text:s text:c="11"/>+4 19F5</text:span></text:p>
            <text:p text:style-name="P70"><text:s text:c="11"/>+6 0000</text:p>
          </table:table-cell>
          <table:table-cell table:style-name="Таблица5.E2" office:value-type="string">
            <text:p text:style-name="P74">IP = 00<text:span text:style-name="T55">14</text:span></text:p>
            <text:p text:style-name="P74">SP = 00<text:span text:style-name="T55">14</text:span></text:p>
            <text:p text:style-name="P56"><text:span text:style-name="T30">Stack <text:s/>+0 0000</text:span></text:p>
            <text:p text:style-name="P56"><text:span text:style-name="T30"><text:s text:c="11"/>+2 19F5</text:span></text:p>
            <text:p text:style-name="P56"><text:span text:style-name="T30"><text:s text:c="11"/>+4 0000</text:span></text:p>
            <text:p text:style-name="P70"><text:span text:style-name="T55"><text:s text:c="11"/>+6 0000</text:span></text:p>
          </table:table-cell>
        </table:table-row>
        <table:table-row table:style-name="TableLine2042231810976">
          <table:table-cell table:style-name="Таблица5.D2" office:value-type="string">
            <text:p text:style-name="P72">0014</text:p>
          </table:table-cell>
          <table:table-cell table:style-name="Таблица5.D2" office:value-type="string">
            <text:p text:style-name="P72">MOV DX,0010</text:p>
          </table:table-cell>
          <table:table-cell table:style-name="Таблица5.D2" office:value-type="string">
            <text:p text:style-name="P73">BA0100</text:p>
          </table:table-cell>
          <table:table-cell table:style-name="Таблица5.D2" office:value-type="string">
            <text:p text:style-name="P76">IP = 0014</text:p>
            <text:p text:style-name="P76">DX = 0000</text:p>
          </table:table-cell>
          <table:table-cell table:style-name="Таблица5.E2" office:value-type="string">
            <text:p text:style-name="P76">IP = 0017</text:p>
            <text:p text:style-name="P76">DX = 0010</text:p>
          </table:table-cell>
        </table:table-row>
        <table:table-row table:style-name="TableLine2042231810976">
          <table:table-cell table:style-name="Таблица5.D2" office:value-type="string">
            <text:p text:style-name="P72">0017</text:p>
          </table:table-cell>
          <table:table-cell table:style-name="Таблица5.D2" office:value-type="string">
            <text:p text:style-name="P72">CALL 0000</text:p>
          </table:table-cell>
          <table:table-cell table:style-name="Таблица5.D2" office:value-type="string">
            <text:p text:style-name="P73">E8E6FF</text:p>
          </table:table-cell>
          <table:table-cell table:style-name="Таблица5.D2" office:value-type="string">
            <text:p text:style-name="P74">IP = 00<text:span text:style-name="T55">17</text:span></text:p>
            <text:p text:style-name="P74">SP = 001<text:span text:style-name="T55">4</text:span></text:p>
            <text:p text:style-name="P56"><text:soft-page-break/><text:span text:style-name="T30">Stack <text:s/>+0 0000</text:span></text:p>
            <text:p text:style-name="P56"><text:span text:style-name="T30"><text:s text:c="11"/>+2 19F5</text:span></text:p>
            <text:p text:style-name="P56"><text:span text:style-name="T30"><text:s text:c="11"/>+4 0000</text:span></text:p>
            <text:p text:style-name="P70"><text:span text:style-name="T55"><text:s text:c="11"/>+6 0000</text:span></text:p>
          </table:table-cell>
          <table:table-cell table:style-name="Таблица5.E2" office:value-type="string">
            <text:p text:style-name="P74">IP = 00<text:span text:style-name="T55">00</text:span></text:p>
            <text:p text:style-name="P74">SP = 001<text:span text:style-name="T12">2</text:span></text:p>
            <text:p text:style-name="P56"><text:soft-page-break/><text:span text:style-name="T30">Stack <text:s/>+0 0</text:span><text:span text:style-name="T37">01A</text:span></text:p>
            <text:p text:style-name="P56"><text:span text:style-name="T30"><text:s text:c="11"/>+2 </text:span><text:span text:style-name="T37">0000</text:span></text:p>
            <text:p text:style-name="P56"><text:span text:style-name="T30"><text:s text:c="11"/>+4 19F5</text:span></text:p>
            <text:p text:style-name="P70"><text:span text:style-name="T55"><text:s text:c="11"/>+6 0000</text:span></text:p>
          </table:table-cell>
        </table:table-row>
        <table:table-row table:style-name="TableLine2042231810976">
          <table:table-cell table:style-name="Таблица5.D2" office:value-type="string">
            <text:p text:style-name="P76">0000</text:p>
          </table:table-cell>
          <table:table-cell table:style-name="Таблица5.D2" office:value-type="string">
            <text:p text:style-name="P76">MOV AH, 09</text:p>
          </table:table-cell>
          <table:table-cell table:style-name="Таблица5.D2" office:value-type="string">
            <text:p text:style-name="P77">B409</text:p>
          </table:table-cell>
          <table:table-cell table:style-name="Таблица5.D2" office:value-type="string">
            <text:p text:style-name="P76">IP = 0000</text:p>
          </table:table-cell>
          <table:table-cell table:style-name="Таблица5.E2" office:value-type="string">
            <text:p text:style-name="P76">IP = 0002</text:p>
          </table:table-cell>
        </table:table-row>
        <table:table-row table:style-name="TableLine2042231810976">
          <table:table-cell table:style-name="Таблица5.D2" office:value-type="string">
            <text:p text:style-name="P76">0002</text:p>
          </table:table-cell>
          <table:table-cell table:style-name="Таблица5.D2" office:value-type="string">
            <text:p text:style-name="P76">INT 21</text:p>
          </table:table-cell>
          <table:table-cell table:style-name="Таблица5.D2" office:value-type="string">
            <text:p text:style-name="P77">CD21</text:p>
          </table:table-cell>
          <table:table-cell table:style-name="Таблица5.D2" office:value-type="string">
            <text:p text:style-name="P76">IP = 0002</text:p>
          </table:table-cell>
          <table:table-cell table:style-name="Таблица5.E2" office:value-type="string">
            <text:p text:style-name="P76">IP = 0004</text:p>
          </table:table-cell>
        </table:table-row>
        <table:table-row table:style-name="TableLine2042231810976">
          <table:table-cell table:style-name="Таблица5.D2" office:value-type="string">
            <text:p text:style-name="P76">0004</text:p>
          </table:table-cell>
          <table:table-cell table:style-name="Таблица5.D2" office:value-type="string">
            <text:p text:style-name="P76">RET</text:p>
          </table:table-cell>
          <table:table-cell table:style-name="Таблица5.D2" office:value-type="string">
            <text:p text:style-name="P77">C3</text:p>
          </table:table-cell>
          <table:table-cell table:style-name="Таблица5.D2" office:value-type="string">
            <text:p text:style-name="P74">IP = 000<text:span text:style-name="T56">4</text:span></text:p>
            <text:p text:style-name="P74">SP = 0012</text:p>
            <text:p text:style-name="P56"><text:span text:style-name="T30">Stack <text:s/>+0 00</text:span><text:span text:style-name="T37">1</text:span><text:span text:style-name="T38">A</text:span></text:p>
            <text:p text:style-name="P56"><text:span text:style-name="T30"><text:s text:c="11"/>+2 </text:span><text:span text:style-name="T10">0000</text:span></text:p>
            <text:p text:style-name="P56"><text:span text:style-name="T30"><text:s text:c="11"/>+4 19F5</text:span></text:p>
            <text:p text:style-name="P70"><text:s text:c="11"/>+6 0000</text:p>
          </table:table-cell>
          <table:table-cell table:style-name="Таблица5.E2" office:value-type="string">
            <text:p text:style-name="P74">IP = 00<text:span text:style-name="T55">1</text:span><text:span text:style-name="T56">A</text:span></text:p>
            <text:p text:style-name="P74">SP = 00<text:span text:style-name="T55">14</text:span></text:p>
            <text:p text:style-name="P56"><text:span text:style-name="T30">Stack <text:s/>+0 0000</text:span></text:p>
            <text:p text:style-name="P56"><text:span text:style-name="T30"><text:s text:c="11"/>+2 19F5</text:span></text:p>
            <text:p text:style-name="P56"><text:span text:style-name="T30"><text:s text:c="11"/>+4 0000</text:span></text:p>
            <text:p text:style-name="P70"><text:span text:style-name="T55"><text:s text:c="11"/>+6 0000</text:span></text:p>
          </table:table-cell>
        </table:table-row>
        <table:table-row table:style-name="TableLine2042231810976">
          <table:table-cell table:style-name="Таблица5.D2" office:value-type="string">
            <text:p text:style-name="P72">001A</text:p>
          </table:table-cell>
          <table:table-cell table:style-name="Таблица5.D2" office:value-type="string">
            <text:p text:style-name="P72">Ret <text:s/>Far</text:p>
          </table:table-cell>
          <table:table-cell table:style-name="Таблица5.D2" office:value-type="string">
            <text:p text:style-name="P73">CB</text:p>
          </table:table-cell>
          <table:table-cell table:style-name="Таблица5.D2" office:value-type="string">
            <text:p text:style-name="P75">IP = 00<text:span text:style-name="T55">1</text:span><text:span text:style-name="T56">A</text:span></text:p>
            <text:p text:style-name="P75">SP = 00<text:span text:style-name="T55">14</text:span></text:p>
            <text:p text:style-name="P94"><text:span text:style-name="T49">CS </text:span><text:span text:style-name="T50">=</text:span><text:span text:style-name="T49"> 1A0</text:span><text:span text:style-name="T53">A</text:span></text:p>
            <text:p text:style-name="P57"><text:span text:style-name="T30">Stack <text:s/>+0 0000</text:span></text:p>
            <text:p text:style-name="P57"><text:span text:style-name="T30"><text:s text:c="11"/>+2 19F5</text:span></text:p>
            <text:p text:style-name="P57"><text:span text:style-name="T30"><text:s text:c="11"/>+4 0000</text:span></text:p>
            <text:p text:style-name="P71"><text:span text:style-name="T55"><text:s text:c="11"/>+6 0000</text:span></text:p>
          </table:table-cell>
          <table:table-cell table:style-name="Таблица5.E2" office:value-type="string">
            <text:p text:style-name="P75">IP = 00<text:span text:style-name="T56">00</text:span></text:p>
            <text:p text:style-name="P75">SP = 00<text:span text:style-name="T55">1</text:span><text:span text:style-name="T56">8</text:span></text:p>
            <text:p text:style-name="P94"><text:span text:style-name="T49">CS </text:span><text:span text:style-name="T50">=</text:span><text:span text:style-name="T49"> 1</text:span><text:span text:style-name="T56">9F5</text:span></text:p>
            <text:p text:style-name="P57"><text:span text:style-name="T30">Stack <text:s/>+0 0000</text:span></text:p>
            <text:p text:style-name="P57"><text:span text:style-name="T30"><text:s text:c="11"/>+2 </text:span><text:span text:style-name="T11">0000</text:span></text:p>
            <text:p text:style-name="P57"><text:span text:style-name="T30"><text:s text:c="11"/>+4 0000</text:span></text:p>
            <text:p text:style-name="P71"><text:span text:style-name="T55"><text:s text:c="11"/>+6 0000</text:span></text:p>
          </table:table-cell>
        </table:table-row>
      </table:table>
      <text:list xml:id="list154407973231720" text:continue-numbering="true" text:style-name="L6">
        <text:list-item>
          <text:list>
            <text:list-header>
              <text:p text:style-name="P90"><text:span text:style-name="T20"/></text:p>
            </text:list-header>
          </text:list>
        </text:list-item>
      </text:list>
      <text:p text:style-name="P87"/>
      <text:p text:style-name="P87"/>
      <text:h text:style-name="Heading_20_2" text:outline-level="2">Вывод.</text:h>
      <text:p text:style-name="P83">В ходе работы были и<text:span text:style-name="T24">зуч</text:span><text:span text:style-name="T14">ены</text:span><text:span text:style-name="T24"> </text:span><text:span text:style-name="T14">такие вещи как</text:span><text:span text:style-name="T24"> т</text:span><text:span text:style-name="Book_20_Title"><text:span text:style-name="T28">рансляция, отладка и выполнение программ на языке Ассемблера.</text:span></text:span></text:p>
      <text:p text:style-name="P83"><text:span text:style-name="Book_20_Title"><text:span text:style-name="T27">Также было замеченно что программа </text:span></text:span><text:span text:style-name="Book_20_Title"><text:span text:style-name="T29">hello1.asm </text:span></text:span><text:span text:style-name="Book_20_Title"><text:span text:style-name="T27">более автоматизированна, чем </text:span></text:span><text:span text:style-name="Book_20_Title"><text:span text:style-name="T29">hello2.asm , </text:span></text:span><text:span text:style-name="Book_20_Title"><text:span text:style-name="T27">за счет упрощенных директив. </text:span></text:span></text:p>
      <text:p text:style-name="P83"><text:span text:style-name="Book_20_Title"><text:span text:style-name="T28"/></text:span></text:p>
      <text:p text:style-name="Text_20_body"/>
      <text:p text:style-name="P29"><text:span text:style-name="T13"/></text:p>
      <text:p text:style-name="Standard"/>
      <text:h text:style-name="P18" text:outline-level="1">Приложение А<text:line-break/>Исходный код программы</text:h>
      <text:p text:style-name="P17"><text:span text:style-name="T41">Название</text:span> файла: <text:span text:style-name="T39">hello1.asm</text:span></text:p>
      <text:p text:style-name="P95"/>
      <text:p text:style-name="P95">; HELLO1.ASM - <text:s/>упрощенная версия учебной программы лаб.раб. N1</text:p>
      <text:p text:style-name="P95">; <text:s text:c="14"/>по дисциплине "Архитектура компьютера"</text:p>
      <text:p text:style-name="P95">; *****************************************************************</text:p>
      <text:p text:style-name="P95">; Назначение: Программа формирует и выводит на экран приветствие</text:p>
      <text:p text:style-name="P95">; <text:s text:c="12"/>пользователя с помощью функции ДОС "Вывод строки"</text:p>
      <text:p text:style-name="P95">; <text:s text:c="12"/>(номер 09 прерывание 21h), которая:</text:p>
      <text:p text:style-name="P95">; <text:s text:c="13"/>- обеспечивает вывод на экран строки символов,</text:p>
      <text:p text:style-name="P95">; <text:s text:c="15"/>заканчивающейся знаком "$";</text:p>
      <text:p text:style-name="P95">; <text:s text:c="13"/>- требует задания в регистре ah номера функции=09h,</text:p>
      <text:p text:style-name="P95">; <text:s text:c="15"/>а в регистре dx - <text:s/>смещения <text:s/>адреса <text:s/>выводимой</text:p>
      <text:p text:style-name="P95">; <text:s text:c="15"/>строки;</text:p>
      <text:p text:style-name="P95">; <text:s text:c="13"/>- использует регистр <text:s/>ax <text:s/>и <text:s/>не сохраняет его</text:p>
      <text:p text:style-name="P95">; <text:s text:c="15"/>содержимое.</text:p>
      <text:p text:style-name="P95">; ******************************************************************</text:p>
      <text:p text:style-name="P95"/>
      <text:p text:style-name="P95"><text:s text:c="3"/>DOSSEG <text:s text:c="37"/>; Задание сегментов под ДОС</text:p>
      <text:p text:style-name="P95"><text:s text:c="3"/>.MODEL <text:s/>SMALL <text:s text:c="30"/>; Модель памяти-SMALL(Малая)</text:p>
      <text:p text:style-name="P95"><text:s text:c="3"/>.STACK <text:s/>100h <text:s text:c="31"/>; Отвести под Стек 256 байт</text:p>
      <text:p text:style-name="P95"><text:s text:c="3"/>.DATA <text:s text:c="38"/>; Начало сегмента данных</text:p>
      <text:p text:style-name="P95">Greeting <text:s/>LABEL <text:s/>BYTE <text:s text:c="25"/>; Текст <text:s/>приветствия</text:p>
      <text:p text:style-name="P95"><text:s text:c="3"/>DB 'Привет мир',13,10,'$'</text:p>
      <text:p text:style-name="P95"><text:s text:c="3"/>.CODE <text:s text:c="31"/>; Начало сегмента кода</text:p>
      <text:p text:style-name="P95"><text:s text:c="3"/>mov <text:s/>ax, @data <text:s text:c="23"/>; Загрузка в DS адреса начала</text:p>
      <text:p text:style-name="P95"><text:s text:c="3"/>mov <text:s/>ds, ax <text:s text:c="26"/>; сегмента данных</text:p>
      <text:p text:style-name="P95"><text:s text:c="3"/>mov <text:s/>dx, OFFSET Greeting <text:s text:c="13"/>; Загрузка в dx смещения</text:p>
      <text:p text:style-name="P95"><text:s text:c="40"/>; адреса текста приветствия</text:p>
      <text:p text:style-name="P95">DisplayGreeting:</text:p>
      <text:p text:style-name="P95"><text:s text:c="3"/>mov <text:s/>ah, 9 <text:s text:c="27"/>; # функции ДОС печати строки</text:p>
      <text:p text:style-name="P95"><text:s text:c="3"/>int <text:s/>21h <text:s text:c="28"/>; вывод на экран <text:s/>приветствия</text:p>
      <text:p text:style-name="P95"><text:s text:c="3"/>mov <text:s/>ah, 4ch <text:s text:c="25"/>; # функции ДОС завершения программы</text:p>
      <text:p text:style-name="P95"><text:s text:c="3"/>int <text:s/>21h <text:s text:c="28"/>; завершение программы и выход в ДОС</text:p>
      <text:p text:style-name="P97"><text:span text:style-name="T14"><text:s text:c="3"/>END</text:span></text:p>
      <text:p text:style-name="P96"><text:span text:style-name="T14"/></text:p>
      <text:p text:style-name="P30"><text:span text:style-name="T21"/></text:p>
      <text:p text:style-name="P30"><text:soft-page-break/><text:span text:style-name="T21">Название</text:span><text:span text:style-name="T14"> файла: </text:span><text:span text:style-name="T22">hello1.lst</text:span></text:p>
      <text:p text:style-name="P31"><text:span text:style-name="T23">#Microsoft (R) Macro Assembler Version 5.10 <text:s text:c="17"/>9/12/21 13:29:40</text:span></text:p>
      <text:p text:style-name="P25"><text:s text:c="61"/>Page <text:s text:c="4"/>1-1</text:p>
      <text:p text:style-name="P25"/>
      <text:p text:style-name="P25"/>
      <text:p text:style-name="P25"><text:tab/><text:tab/><text:tab/><text:tab/></text:p>
      <text:p text:style-name="P25"><text:tab/><text:tab/><text:tab/><text:tab/>; HELLO1.ASM - <text:s/>упрощенная версия учебной прогр</text:p>
      <text:p text:style-name="P25"><text:tab/><text:tab/><text:tab/><text:tab/>аммы лаб.раб. N1</text:p>
      <text:p text:style-name="P25"><text:tab/><text:tab/><text:tab/><text:tab/>; <text:s text:c="14"/>по дисциплине "Архитектура комп</text:p>
      <text:p text:style-name="P25"><text:tab/><text:tab/><text:tab/><text:tab/>ьютера"</text:p>
      <text:p text:style-name="P25"><text:tab/><text:tab/><text:tab/><text:tab/>; *********************************************</text:p>
      <text:p text:style-name="P25"><text:tab/><text:tab/><text:tab/><text:tab/>********************</text:p>
      <text:p text:style-name="P25"><text:tab/><text:tab/><text:tab/><text:tab/>; Назначение: Программа формирует и выводит на </text:p>
      <text:p text:style-name="P25"><text:tab/><text:tab/><text:tab/><text:tab/>экран приветствие</text:p>
      <text:p text:style-name="P25"><text:tab/><text:tab/><text:tab/><text:tab/>; <text:s text:c="12"/>пользователя с помощью функции ДО</text:p>
      <text:p text:style-name="P25"><text:tab/><text:tab/><text:tab/><text:tab/>С "Вывод строки"</text:p>
      <text:p text:style-name="P25"><text:tab/><text:tab/><text:tab/><text:tab/>; <text:s text:c="12"/>(номер 09 прерывание 21h), котора</text:p>
      <text:p text:style-name="P25"><text:tab/><text:tab/><text:tab/><text:tab/>я:</text:p>
      <text:p text:style-name="P25"><text:tab/><text:tab/><text:tab/><text:tab/>; <text:s text:c="13"/>- обеспечивает вывод на экран ст</text:p>
      <text:p text:style-name="P25"><text:tab/><text:tab/><text:tab/><text:tab/>роки символов,</text:p>
      <text:p text:style-name="P25"><text:tab/><text:tab/><text:tab/><text:tab/>; <text:s text:c="15"/>заканчивающейся знаком "$";</text:p>
      <text:p text:style-name="P25"><text:tab/><text:tab/><text:tab/><text:tab/>; <text:s text:c="13"/>- требует задания в регистре ah </text:p>
      <text:p text:style-name="P25"><text:tab/><text:tab/><text:tab/><text:tab/>номера функции=09h,</text:p>
      <text:p text:style-name="P25"><text:tab/><text:tab/><text:tab/><text:tab/>; <text:s text:c="15"/>а в регистре dx - <text:s/>смещения <text:s/>а</text:p>
      <text:p text:style-name="P25"><text:tab/><text:tab/><text:tab/><text:tab/>дреса <text:s/>выводимой</text:p>
      <text:p text:style-name="P25"><text:tab/><text:tab/><text:tab/><text:tab/>; <text:s text:c="15"/>строки;</text:p>
      <text:p text:style-name="P25"><text:tab/><text:tab/><text:tab/><text:tab/>; <text:s text:c="13"/>- использует регистр <text:s/>ax <text:s/>и <text:s/>не </text:p>
      <text:p text:style-name="P25"><text:tab/><text:tab/><text:tab/><text:tab/>сохраняет его</text:p>
      <text:p text:style-name="P25"><text:tab/><text:tab/><text:tab/><text:tab/>; <text:s text:c="15"/>содержимое.</text:p>
      <text:p text:style-name="P25"><text:tab/><text:tab/><text:tab/><text:tab/>; *********************************************</text:p>
      <text:p text:style-name="P25"><text:tab/><text:tab/><text:tab/><text:tab/>*********************</text:p>
      <text:p text:style-name="P25"><text:tab/><text:tab/><text:tab/><text:tab/></text:p>
      <text:p text:style-name="P25"><text:tab/><text:tab/><text:tab/><text:tab/> <text:s text:c="2"/>DOSSEG <text:s text:c="37"/></text:p>
      <text:p text:style-name="P25"><text:tab/><text:tab/><text:tab/><text:tab/>; Задание сегментов под ДОС</text:p>
      <text:p text:style-name="P25"><text:tab/><text:tab/><text:tab/><text:tab/> <text:s text:c="2"/>.MODEL <text:s/>SMALL <text:s text:c="30"/></text:p>
      <text:p text:style-name="P25"><text:soft-page-break/><text:tab/><text:tab/><text:tab/><text:tab/>; Модель памяти-SMALL(Малая)</text:p>
      <text:p text:style-name="P25"><text:tab/><text:tab/><text:tab/><text:tab/> <text:s text:c="2"/>.STACK <text:s/>100h <text:s text:c="31"/></text:p>
      <text:p text:style-name="P25"><text:tab/><text:tab/><text:tab/><text:tab/>; Отвести под Стек 256 байт</text:p>
      <text:p text:style-name="P25"><text:tab/><text:tab/><text:tab/><text:tab/> <text:s text:c="2"/>.DATA <text:s text:c="38"/></text:p>
      <text:p text:style-name="P25"><text:tab/><text:tab/><text:tab/><text:tab/>; Начало сегмента данных</text:p>
      <text:p text:style-name="P25"><text:s/>0000<text:tab/><text:tab/><text:tab/><text:tab/>Greeting <text:s/>LABEL <text:s/>BYTE <text:s text:c="25"/></text:p>
      <text:p text:style-name="P25"><text:tab/><text:tab/><text:tab/><text:tab/>; Текст <text:s/>приветствия</text:p>
      <text:p text:style-name="P25"><text:s/>0000 <text:s/>8F E0 A8 A2 A5 E2<text:tab/> <text:s text:c="2"/>DB 'Привет мир',13,10,'$'</text:p>
      <text:p text:style-name="P25"><text:s text:c="7"/>20 AC A8 E0 0D 0A<text:tab/></text:p>
      <text:p text:style-name="P25"><text:s text:c="7"/>24<text:tab/><text:tab/><text:tab/></text:p>
      <text:p text:style-name="P25"><text:tab/><text:tab/><text:tab/><text:tab/> <text:s text:c="2"/>.CODE <text:s text:c="31"/>; Начал</text:p>
      <text:p text:style-name="P25"><text:tab/><text:tab/><text:tab/><text:tab/>о сегмента кода</text:p>
      <text:p text:style-name="P25"><text:s/>0000 <text:s/>B8 ---- R<text:tab/><text:tab/> <text:s text:c="2"/>mov <text:s/>ax, @data <text:s text:c="23"/>; Загр</text:p>
      <text:p text:style-name="P25"><text:tab/><text:tab/><text:tab/><text:tab/>узка в DS адреса начала</text:p>
      <text:p text:style-name="P25"><text:s/>0003 <text:s/>8E D8<text:tab/><text:tab/><text:tab/> <text:s text:c="2"/>mov <text:s/>ds, ax <text:s text:c="26"/>; сегм</text:p>
      <text:p text:style-name="P25"><text:tab/><text:tab/><text:tab/><text:tab/>ента данных</text:p>
      <text:p text:style-name="P25"><text:s/>0005 <text:s/>BA 0000 R<text:tab/><text:tab/> <text:s text:c="2"/>mov <text:s/>dx, OFFSET Greeting <text:s text:c="13"/>; Загр</text:p>
      <text:p text:style-name="P25"><text:tab/><text:tab/><text:tab/><text:tab/>узка в dx смещения</text:p>
      <text:p text:style-name="P25"><text:tab/><text:tab/><text:tab/><text:tab/> <text:s text:c="39"/>; адрес</text:p>
      <text:p text:style-name="P25"><text:tab/><text:tab/><text:tab/><text:tab/>а текста приветствия</text:p>
      <text:p text:style-name="P25"><text:s/>0008<text:tab/><text:tab/><text:tab/><text:tab/>DisplayGreeting:</text:p>
      <text:p text:style-name="P25"><text:s/>0008 <text:s/>B4 09<text:tab/><text:tab/><text:tab/> <text:s text:c="2"/>mov <text:s/>ah, 9 <text:s text:c="27"/>; # фу</text:p>
      <text:p text:style-name="P25"><text:tab/><text:tab/><text:tab/><text:tab/>нкции ДОС печати строки</text:p>
      <text:p text:style-name="P25"><text:s/>000A <text:s/>CD 21<text:tab/><text:tab/><text:tab/> <text:s text:c="2"/>int <text:s/>21h <text:s text:c="28"/>; вывод</text:p>
      <text:p text:style-name="P25">#Microsoft (R) Macro Assembler Version 5.10 <text:s text:c="17"/>9/12/21 13:29:40</text:p>
      <text:p text:style-name="P25"><text:s text:c="61"/>Page <text:s text:c="4"/>1-2</text:p>
      <text:p text:style-name="P25"/>
      <text:p text:style-name="P25"/>
      <text:p text:style-name="P25"><text:tab/><text:tab/><text:tab/><text:tab/> на экран <text:s/>приветствия</text:p>
      <text:p text:style-name="P25"><text:soft-page-break/><text:s/>000C <text:s/>B4 4C<text:tab/><text:tab/><text:tab/> <text:s text:c="2"/>mov <text:s/>ah, 4ch <text:s text:c="25"/>; # фу</text:p>
      <text:p text:style-name="P25"><text:tab/><text:tab/><text:tab/><text:tab/>нкции ДОС завершения программы</text:p>
      <text:p text:style-name="P25"><text:s/>000E <text:s/>CD 21<text:tab/><text:tab/><text:tab/> <text:s text:c="2"/>int <text:s/>21h <text:s text:c="28"/>; завер</text:p>
      <text:p text:style-name="P25"><text:tab/><text:tab/><text:tab/><text:tab/>шение программы и выход в ДОС</text:p>
      <text:p text:style-name="P25"><text:tab/><text:tab/><text:tab/><text:tab/> <text:s text:c="2"/>END</text:p>
      <text:p text:style-name="P24"/>
      <text:p text:style-name="P22">Название файла: hello2.asm</text:p>
      <text:p text:style-name="P26">; HELLO2 - Учебная программа N2 <text:s/>лаб.раб.#1 по дисциплине "Архитектура компьютера"<text:line-break/>; <text:s text:c="9"/>Программа использует процедуру для печати строки<text:line-break/>;<text:line-break/>; <text:s text:c="5"/>ТЕКСТ <text:s/>ПРОГРАММЫ<text:line-break/><text:line-break/>EOFLine <text:s/>EQU <text:s/>'$' <text:s text:c="8"/>; Определение символьной константы<text:line-break/> <text:s text:c="25"/>; <text:s text:c="4"/>"Конец строки"<text:line-break/><text:line-break/>; Стек <text:s/>программы<text:line-break/><text:line-break/>ASSUME CS:CODE, SS:AStack<text:line-break/><text:line-break/>AStack <text:s text:c="3"/>SEGMENT <text:s/>STACK<text:line-break/> <text:s text:c="9"/>DW 12 DUP('!') <text:s text:c="3"/>; Отводится 12 слов памяти<text:line-break/>AStack <text:s text:c="3"/>ENDS<text:line-break/><text:line-break/>; Данные программы<text:line-break/><text:line-break/>DATA <text:s text:c="5"/>SEGMENT<text:line-break/><text:line-break/>; <text:s/>Директивы описания данных<text:line-break/><text:line-break/>HELLO <text:s text:c="4"/>DB 'Hello Worlds!', 0AH, 0DH,EOFLine<text:line-break/>GREETING <text:s/>DB 'Student from 0382 - $'<text:line-break/>DATA <text:s text:c="5"/>ENDS<text:line-break/><text:line-break/>; Код программы<text:line-break/><text:soft-page-break/><text:line-break/>CODE <text:s text:c="5"/>SEGMENT<text:line-break/>; Процедура печати строки<text:line-break/>WriteMsg <text:s/>PROC <text:s/>NEAR<text:line-break/> <text:s text:c="9"/>mov <text:s text:c="2"/>AH,9<text:line-break/> <text:s text:c="9"/>int <text:s text:c="2"/>21h <text:s/>; Вызов функции DOS по прерыванию<text:line-break/> <text:s text:c="9"/>ret<text:line-break/>WriteMsg <text:s/>ENDP<text:line-break/><text:line-break/>; Головная процедура<text:line-break/>Main <text:s text:c="5"/>PROC <text:s/>FAR<text:line-break/> <text:s text:c="9"/>push <text:s/>DS <text:s text:c="6"/>;\ <text:s/>Сохранение адреса начала PSP в стеке<text:line-break/> <text:s text:c="9"/>sub <text:s text:c="2"/>AX,AX <text:s text:c="3"/>; &gt; для последующего восстановления по<text:line-break/> <text:s text:c="9"/>push <text:s/>AX <text:s text:c="6"/>;/ <text:s/>команде ret, завершающей процедуру.<text:line-break/> <text:s text:c="9"/>mov <text:s text:c="2"/>AX,DATA <text:s text:c="12"/>; Загрузка сегментного<text:line-break/> <text:s text:c="9"/>mov <text:s text:c="2"/>DS,AX <text:s text:c="14"/>; регистра данных.<text:line-break/> <text:s text:c="9"/>mov <text:s text:c="2"/>DX, OFFSET HELLO <text:s text:c="3"/>; Вывод на экран первой<text:line-break/> <text:s text:c="9"/>call <text:s/>WriteMsg <text:s text:c="11"/>; строки приветствия.<text:line-break/> <text:s text:c="9"/>mov <text:s text:c="2"/>DX, OFFSET GREETING ; Вывод на экран второй<text:line-break/> <text:s text:c="9"/>call <text:s/>WriteMsg <text:s text:c="11"/>; строки приветствия.<text:line-break/> <text:s text:c="9"/>ret <text:s text:c="22"/>; Выход в DOS по команде,<text:line-break/> <text:s text:c="35"/>; находящейся в 1-ом слове PSP.<text:line-break/>Main <text:s text:c="5"/>ENDP<text:line-break/>CODE <text:s text:c="5"/>ENDS<text:line-break/> <text:s text:c="9"/>END Main</text:p>
      <text:p text:style-name="P28"/>
      <text:p text:style-name="P23">Название файла: hello2.lst</text:p>
      <text:p text:style-name="P23"><text:span text:style-name="T57">#Microsoft (R) Macro Assembler Version 5.10 <text:s text:c="17"/>9/12/21 15:36:45</text:span></text:p>
      <text:p text:style-name="P26"><text:s text:c="61"/>Page <text:s text:c="4"/>1-1</text:p>
      <text:p text:style-name="P26"/>
      <text:p text:style-name="P26"/>
      <text:p text:style-name="P26"><text:tab/><text:tab/><text:tab/><text:tab/>; HELLO2 - Учебная программа N2 <text:s/>лаб.раб.#1 по </text:p>
      <text:p text:style-name="P26"><text:tab/><text:tab/><text:tab/><text:tab/>дисциплине "Архитектура компьютера"</text:p>
      <text:p text:style-name="P26"><text:tab/><text:tab/><text:tab/><text:tab/>; <text:s text:c="9"/>Программа использует процедуру для п</text:p>
      <text:p text:style-name="P26"><text:tab/><text:tab/><text:tab/><text:tab/>ечати строки</text:p>
      <text:p text:style-name="P26"><text:soft-page-break/><text:tab/><text:tab/><text:tab/><text:tab/>;</text:p>
      <text:p text:style-name="P26"><text:tab/><text:tab/><text:tab/><text:tab/>; <text:s text:c="5"/>ТЕКСТ <text:s/>ПРОГРАММЫ</text:p>
      <text:p text:style-name="P26"><text:tab/><text:tab/><text:tab/><text:tab/></text:p>
      <text:p text:style-name="P26"><text:s/>= 0024<text:tab/><text:tab/><text:tab/><text:tab/>EOFLine <text:s/>EQU <text:s/>'$' <text:s text:c="8"/>; Определение символь</text:p>
      <text:p text:style-name="P26"><text:tab/><text:tab/><text:tab/><text:tab/>ной константы</text:p>
      <text:p text:style-name="P26"><text:tab/><text:tab/><text:tab/><text:tab/> <text:s text:c="25"/>; <text:s text:c="4"/>"Конец строки"</text:p>
      <text:p text:style-name="P26"><text:tab/><text:tab/><text:tab/><text:tab/></text:p>
      <text:p text:style-name="P26"><text:tab/><text:tab/><text:tab/><text:tab/>; Стек <text:s/>программы</text:p>
      <text:p text:style-name="P26"><text:tab/><text:tab/><text:tab/><text:tab/></text:p>
      <text:p text:style-name="P26"><text:tab/><text:tab/><text:tab/><text:tab/>ASSUME CS:CODE, SS:AStack</text:p>
      <text:p text:style-name="P26"><text:tab/><text:tab/><text:tab/><text:tab/></text:p>
      <text:p text:style-name="P26"><text:s/>0000<text:tab/><text:tab/><text:tab/><text:tab/>AStack <text:s text:c="3"/>SEGMENT <text:s/>STACK</text:p>
      <text:p text:style-name="P26"><text:s/>0000 <text:s/>000C[<text:tab/><text:tab/><text:tab/> <text:s text:c="9"/>DW 12 DUP('!') <text:s text:c="3"/>; Отводится 12 слов</text:p>
      <text:p text:style-name="P26"><text:tab/><text:tab/><text:tab/><text:tab/> памяти</text:p>
      <text:p text:style-name="P26"><text:tab/> <text:s text:c="2"/>0021<text:tab/><text:tab/><text:tab/></text:p>
      <text:p text:style-name="P26"><text:tab/><text:tab/><text:tab/> ]<text:tab/></text:p>
      <text:p text:style-name="P26"><text:tab/><text:tab/><text:tab/><text:tab/></text:p>
      <text:p text:style-name="P26"><text:s/>0018<text:tab/><text:tab/><text:tab/><text:tab/>AStack <text:s text:c="3"/>ENDS</text:p>
      <text:p text:style-name="P26"><text:tab/><text:tab/><text:tab/><text:tab/></text:p>
      <text:p text:style-name="P26"><text:tab/><text:tab/><text:tab/><text:tab/>; Данные программы</text:p>
      <text:p text:style-name="P26"><text:tab/><text:tab/><text:tab/><text:tab/></text:p>
      <text:p text:style-name="P26"><text:s/>0000<text:tab/><text:tab/><text:tab/><text:tab/>DATA <text:s text:c="5"/>SEGMENT</text:p>
      <text:p text:style-name="P26"><text:tab/><text:tab/><text:tab/><text:tab/></text:p>
      <text:p text:style-name="P26"><text:tab/><text:tab/><text:tab/><text:tab/>; <text:s/>Директивы описания данных</text:p>
      <text:p text:style-name="P26"><text:tab/><text:tab/><text:tab/><text:tab/></text:p>
      <text:p text:style-name="P26"><text:s/>0000 <text:s/>48 65 6C 6C 6F 20<text:tab/>HELLO <text:s text:c="4"/>DB 'Hello Worlds!', 0AH, 0DH,EOFLine</text:p>
      <text:p text:style-name="P26"><text:s text:c="7"/>57 6F 72 6C 64 73<text:tab/></text:p>
      <text:p text:style-name="P26"><text:s text:c="7"/>21 0A 0D 24<text:tab/><text:tab/></text:p>
      <text:p text:style-name="P26"><text:s/>0010 <text:s/>53 74 75 64 65 6E<text:tab/>GREETING <text:s/>DB 'Student from 0382 - $'</text:p>
      <text:p text:style-name="P26"><text:s text:c="7"/>74 20 66 72 6F 6D<text:tab/></text:p>
      <text:p text:style-name="P26"><text:s text:c="7"/>20 30 33 38 32 20<text:tab/></text:p>
      <text:p text:style-name="P26"><text:s text:c="7"/>2D 20 24<text:tab/><text:tab/><text:tab/></text:p>
      <text:p text:style-name="P26"><text:s/>0025<text:tab/><text:tab/><text:tab/><text:tab/>DATA <text:s text:c="5"/>ENDS</text:p>
      <text:p text:style-name="P26"><text:tab/><text:tab/><text:tab/><text:tab/></text:p>
      <text:p text:style-name="P26"><text:soft-page-break/><text:tab/><text:tab/><text:tab/><text:tab/>; Код программы</text:p>
      <text:p text:style-name="P26"><text:tab/><text:tab/><text:tab/><text:tab/></text:p>
      <text:p text:style-name="P26"><text:s/>0000<text:tab/><text:tab/><text:tab/><text:tab/>CODE <text:s text:c="5"/>SEGMENT</text:p>
      <text:p text:style-name="P26"><text:tab/><text:tab/><text:tab/><text:tab/>; Процедура печати строки</text:p>
      <text:p text:style-name="P26"><text:s/>0000<text:tab/><text:tab/><text:tab/><text:tab/>WriteMsg <text:s/>PROC <text:s/>NEAR</text:p>
      <text:p text:style-name="P26"><text:s/>0000 <text:s/>B4 09<text:tab/><text:tab/><text:tab/> <text:s text:c="9"/>mov <text:s text:c="2"/>AH,9</text:p>
      <text:p text:style-name="P26"><text:s/>0002 <text:s/>CD 21<text:tab/><text:tab/><text:tab/> <text:s text:c="9"/>int <text:s text:c="2"/>21h <text:s/>; Вызов функции DOS по пре</text:p>
      <text:p text:style-name="P26"><text:tab/><text:tab/><text:tab/><text:tab/>рыванию</text:p>
      <text:p text:style-name="P26"><text:s/>0004 <text:s/>C3<text:tab/><text:tab/><text:tab/> <text:s text:c="9"/>ret</text:p>
      <text:p text:style-name="P26"><text:s/>0005<text:tab/><text:tab/><text:tab/><text:tab/>WriteMsg <text:s/>ENDP</text:p>
      <text:p text:style-name="P26"><text:tab/><text:tab/><text:tab/><text:tab/></text:p>
      <text:p text:style-name="P26"><text:tab/><text:tab/><text:tab/><text:tab/>; Головная процедура</text:p>
      <text:p text:style-name="P26"><text:s/>0005<text:tab/><text:tab/><text:tab/><text:tab/>Main <text:s text:c="5"/>PROC <text:s/>FAR</text:p>
      <text:p text:style-name="P26"><text:s/>0005 <text:s/>1E<text:tab/><text:tab/><text:tab/> <text:s text:c="9"/>push <text:s/>DS <text:s text:c="6"/>;\ <text:s/>Сохранение адреса </text:p>
      <text:p text:style-name="P26"><text:tab/><text:tab/><text:tab/><text:tab/>начала PSP в стеке</text:p>
      <text:p text:style-name="P26"><text:s/>0006 <text:s/>2B C0<text:tab/><text:tab/><text:tab/> <text:s text:c="9"/>sub <text:s text:c="2"/>AX,AX <text:s text:c="3"/>; &gt; для последующего в</text:p>
      <text:p text:style-name="P27"/>
      <text:p text:style-name="P27"><text:tab/>#Microsoft (R) Macro Assembler Version 5.10 <text:s text:c="17"/>9/12/21 15:36:45</text:p>
      <text:p text:style-name="P26"><text:s text:c="61"/>Page <text:s text:c="4"/>1-2</text:p>
      <text:p text:style-name="P26"/>
      <text:p text:style-name="P26"/>
      <text:p text:style-name="P26"><text:tab/><text:tab/><text:tab/><text:tab/>осстановления по</text:p>
      <text:p text:style-name="P26"><text:s/>0008 <text:s/>50<text:tab/><text:tab/><text:tab/> <text:s text:c="9"/>push <text:s/>AX <text:s text:c="6"/>;/ <text:s/>команде ret, завер</text:p>
      <text:p text:style-name="P26"><text:tab/><text:tab/><text:tab/><text:tab/>шающей процедуру.</text:p>
      <text:p text:style-name="P26"><text:s/>0009 <text:s/>B8 ---- R<text:tab/><text:tab/> <text:s text:c="9"/>mov <text:s text:c="2"/>AX,DATA <text:s text:c="12"/>; Загрузка </text:p>
      <text:p text:style-name="P26"><text:tab/><text:tab/><text:tab/><text:tab/>сегментного</text:p>
      <text:p text:style-name="P26"><text:s/>000C <text:s/>8E D8<text:tab/><text:tab/><text:tab/> <text:s text:c="9"/>mov <text:s text:c="2"/>DS,AX <text:s text:c="14"/>; регистра </text:p>
      <text:p text:style-name="P26"><text:tab/><text:tab/><text:tab/><text:tab/>данных.</text:p>
      <text:p text:style-name="P26"><text:soft-page-break/><text:s/>000E <text:s/>BA 0000 R<text:tab/><text:tab/> <text:s text:c="9"/>mov <text:s text:c="2"/>DX, OFFSET HELLO <text:s text:c="3"/>; Вывод на </text:p>
      <text:p text:style-name="P26"><text:tab/><text:tab/><text:tab/><text:tab/>экран первой</text:p>
      <text:p text:style-name="P26"><text:s/>0011 <text:s/>E8 0000 R<text:tab/><text:tab/> <text:s text:c="9"/>call <text:s/>WriteMsg <text:s text:c="11"/>; строки пр</text:p>
      <text:p text:style-name="P26"><text:tab/><text:tab/><text:tab/><text:tab/>иветствия.</text:p>
      <text:p text:style-name="P26"><text:s/>0014 <text:s/>BA 0010 R<text:tab/><text:tab/> <text:s text:c="9"/>mov <text:s text:c="2"/>DX, OFFSET GREETING ; Вывод на </text:p>
      <text:p text:style-name="P26"><text:tab/><text:tab/><text:tab/><text:tab/>экран второй</text:p>
      <text:p text:style-name="P26"><text:s/>0017 <text:s/>E8 0000 R<text:tab/><text:tab/> <text:s text:c="9"/>call <text:s/>WriteMsg <text:s text:c="11"/>; строки пр</text:p>
      <text:p text:style-name="P26"><text:tab/><text:tab/><text:tab/><text:tab/>иветствия.</text:p>
      <text:p text:style-name="P26"><text:s/>001A <text:s/>CB<text:tab/><text:tab/><text:tab/> <text:s text:c="9"/>ret <text:s text:c="22"/>; Выход в D</text:p>
      <text:p text:style-name="P26"><text:tab/><text:tab/><text:tab/><text:tab/>OS по команде,</text:p>
      <text:p text:style-name="P26"><text:tab/><text:tab/><text:tab/><text:tab/> <text:s text:c="35"/>; находящей</text:p>
      <text:p text:style-name="P26"><text:tab/><text:tab/><text:tab/><text:tab/>ся в 1-ом слове PSP.</text:p>
      <text:p text:style-name="P26"><text:s/>001B<text:tab/><text:tab/><text:tab/><text:tab/>Main <text:s text:c="5"/>ENDP</text:p>
      <text:p text:style-name="P26"><text:s/>001B<text:tab/><text:tab/><text:tab/><text:tab/>CODE <text:s text:c="5"/>ENDS</text:p>
      <text:p text:style-name="P26"><text:tab/><text:tab/><text:tab/><text:tab/> <text:s text:c="9"/>END Main</text:p>
      <text:p text:style-name="P27"><text:tab/>#Microsoft (R) Macro Assembler Version 5.10 <text:s text:c="17"/>9/12/21 15:36:45</text:p>
      <text:p text:style-name="P26"><text:s text:c="61"/>Symbols-1</text:p>
      <text:p text:style-name="P26"/>
      <text:p text:style-name="P26"/>
      <text:p text:style-name="P26">Segments and Groups:</text:p>
      <text:p text:style-name="P26"/>
      <text:p text:style-name="P26"><text:s text:c="16"/>N a m e <text:s text:c="8"/><text:tab/>Length<text:tab/> Align<text:tab/>Combine Class</text:p>
      <text:p text:style-name="P26"/>
      <text:p text:style-name="P26">ASTACK . . . . . . . . . . . . . <text:s/><text:tab/>0018<text:tab/>PARA<text:tab/>STACK<text:tab/></text:p>
      <text:p text:style-name="P26">CODE . . . . . . . . . . . . . . <text:s/><text:tab/>001B<text:tab/>PARA<text:tab/>NONE<text:tab/></text:p>
      <text:p text:style-name="P26">DATA . . . . . . . . . . . . . . <text:s/><text:tab/>0025<text:tab/>PARA<text:tab/>NONE<text:tab/></text:p>
      <text:p text:style-name="P26"/>
      <text:p text:style-name="P26">Symbols: <text:s text:c="11"/></text:p>
      <text:p text:style-name="P26"/>
      <text:p text:style-name="P26"><text:soft-page-break/><text:s text:c="16"/>N a m e <text:s text:c="8"/><text:tab/>Type<text:tab/> Value<text:tab/> Attr</text:p>
      <text:p text:style-name="P26"/>
      <text:p text:style-name="P26">EOFLINE <text:s/>. . . . . . . . . . . . <text:s/><text:tab/>NUMBER<text:tab/>0024<text:tab/></text:p>
      <text:p text:style-name="P26"/>
      <text:p text:style-name="P26">GREETING . . . . . . . . . . . . <text:s/><text:tab/>L BYTE<text:tab/>0010<text:tab/>DATA</text:p>
      <text:p text:style-name="P26"/>
      <text:p text:style-name="P26">HELLO <text:s/>. . . . . . . . . . . . . <text:s/><text:tab/>L BYTE<text:tab/>0000<text:tab/>DATA</text:p>
      <text:p text:style-name="P26"/>
      <text:p text:style-name="P26">MAIN . . . . . . . . . . . . . . <text:s/><text:tab/>F PROC<text:tab/>0005<text:tab/>CODE<text:tab/>Length = 0016</text:p>
      <text:p text:style-name="P26"/>
      <text:p text:style-name="P26">WRITEMSG . . . . . . . . . . . . <text:s/><text:tab/>N PROC<text:tab/>0000<text:tab/>CODE<text:tab/>Length = 0005</text:p>
      <text:p text:style-name="P26"/>
      <text:p text:style-name="P26">@CPU . . . . . . . . . . . . . . <text:s/><text:tab/>TEXT <text:s/>0101h<text:tab/><text:tab/></text:p>
      <text:p text:style-name="P26">@FILENAME <text:s/>. . . . . . . . . . . <text:s/><text:tab/>TEXT <text:s/>HELLO2<text:tab/><text:tab/></text:p>
      <text:p text:style-name="P26">@VERSION . . . . . . . . . . . . <text:s/><text:tab/>TEXT <text:s/>510<text:tab/><text:tab/></text:p>
      <text:p text:style-name="P26"/>
      <text:p text:style-name="P26"/>
      <text:p text:style-name="P26"><text:s text:c="5"/>52 Source <text:s/>Lines</text:p>
      <text:p text:style-name="P26"><text:s text:c="5"/>52 Total <text:s text:c="2"/>Lines</text:p>
      <text:p text:style-name="P26"><text:s text:c="5"/>13 Symbols</text:p>
      <text:p text:style-name="P26"/>
      <text:p text:style-name="P26"><text:s text:c="2"/>47986 + 459274 Bytes symbol space free</text:p>
      <text:p text:style-name="P26"/>
      <text:p text:style-name="P26"><text:s text:c="6"/>0 Warning Errors</text:p>
      <text:p text:style-name="P26"><text:s text:c="6"/>0 Severe <text:s/>Errors</text:p>
      <text:p text:style-name="P25">#Microsoft (R) Macro Assembler Version 5.10 <text:s text:c="17"/>9/12/21 13:29:40</text:p>
      <text:p text:style-name="P24"><text:s text:c="61"/>Symbols-1</text:p>
      <text:p text:style-name="P24"/>
      <text:p text:style-name="P24"/>
      <text:p text:style-name="P24">Segments and Groups:</text:p>
      <text:p text:style-name="P24"/>
      <text:p text:style-name="P24"><text:s text:c="16"/>N a m e <text:s text:c="8"/><text:tab/>Length<text:tab/> Align<text:tab/>Combine Class</text:p>
      <text:p text:style-name="P24"><text:soft-page-break/></text:p>
      <text:p text:style-name="P24">DGROUP . . . . . . . . . . . . . <text:s/><text:tab/>GROUP</text:p>
      <text:p text:style-name="P24"><text:s text:c="2"/>_DATA <text:s/>. . . . . . . . . . . . <text:s/><text:tab/>000D<text:tab/>WORD<text:tab/>PUBLIC<text:tab/>'DATA'</text:p>
      <text:p text:style-name="P24"><text:s text:c="2"/>STACK <text:s/>. . . . . . . . . . . . <text:s/><text:tab/>0100<text:tab/>PARA<text:tab/>STACK<text:tab/>'STACK'</text:p>
      <text:p text:style-name="P24">_TEXT <text:s/>. . . . . . . . . . . . . <text:s/><text:tab/>0010<text:tab/>WORD<text:tab/>PUBLIC<text:tab/>'CODE'</text:p>
      <text:p text:style-name="P24"/>
      <text:p text:style-name="P24">Symbols: <text:s text:c="11"/></text:p>
      <text:p text:style-name="P24"/>
      <text:p text:style-name="P24"><text:s text:c="16"/>N a m e <text:s text:c="8"/><text:tab/>Type<text:tab/> Value<text:tab/> Attr</text:p>
      <text:p text:style-name="P24"/>
      <text:p text:style-name="P24">DISPLAYGREETING <text:s/>. . . . . . . . <text:s/><text:tab/>L NEAR<text:tab/>0008<text:tab/>_TEXT</text:p>
      <text:p text:style-name="P24"/>
      <text:p text:style-name="P24">GREETING . . . . . . . . . . . . <text:s/><text:tab/>L BYTE<text:tab/>0000<text:tab/>_DATA</text:p>
      <text:p text:style-name="P24"/>
      <text:p text:style-name="P24">@CODE <text:s/>. . . . . . . . . . . . . <text:s/><text:tab/>TEXT <text:s/>_TEXT<text:tab/><text:tab/></text:p>
      <text:p text:style-name="P24">@CODESIZE <text:s/>. . . . . . . . . . . <text:s/><text:tab/>TEXT <text:s/>0<text:tab/><text:tab/></text:p>
      <text:p text:style-name="P24">@CPU . . . . . . . . . . . . . . <text:s/><text:tab/>TEXT <text:s/>0101h<text:tab/><text:tab/></text:p>
      <text:p text:style-name="P24">@DATASIZE <text:s/>. . . . . . . . . . . <text:s/><text:tab/>TEXT <text:s/>0<text:tab/><text:tab/></text:p>
      <text:p text:style-name="P24">@FILENAME <text:s/>. . . . . . . . . . . <text:s/><text:tab/>TEXT <text:s/>HELLO1<text:tab/><text:tab/></text:p>
      <text:p text:style-name="P24">@VERSION . . . . . . . . . . . . <text:s/><text:tab/>TEXT <text:s/>510<text:tab/><text:tab/></text:p>
      <text:p text:style-name="P24"/>
      <text:p text:style-name="P24"/>
      <text:p text:style-name="P24"><text:s text:c="5"/>33 Source <text:s/>Lines</text:p>
      <text:p text:style-name="P24"><text:s text:c="5"/>33 Total <text:s text:c="2"/>Lines</text:p>
      <text:p text:style-name="P24"><text:s text:c="5"/>19 Symbols</text:p>
      <text:p text:style-name="P24"/>
      <text:p text:style-name="P24"><text:s text:c="2"/>47994 + 461313 Bytes symbol space free</text:p>
      <text:p text:style-name="P24"/>
      <text:p text:style-name="P24"><text:s text:c="6"/>0 Warning Errors</text:p>
      <text:p text:style-name="P24"><text:s text:c="6"/>0 Severe <text:s/>Erro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3" svg:font-family="'Times New Roman'" style:font-adornments="Полужирный Курсив" style:font-family-generic="roman" style:font-pitch="variable"/>
    <style:font-face style:name="Times New Roman4" svg:font-family="'Times New Roman'" style:font-family-generic="roman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1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4" fo:font-family="'Times New Roman'" style:font-family-generic="roman" style:font-pitch="variable" fo:font-size="12pt" style:font-size-asian="12pt"/>
    </style:style>
    <style:style style:name="Document_20_Map" style:display-name="Document 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9T21:10:00</meta:creation-date>
    <meta:editing-duration>PT6H49M5S</meta:editing-duration>
    <meta:editing-cycles>37</meta:editing-cycles>
    <meta:generator>LibreOffice/7.2.0.4$Windows_X86_64 LibreOffice_project/9a9c6381e3f7a62afc1329bd359cc48accb6435b</meta:generator>
    <dc:date>2021-09-12T15:44:06.972000000</dc:date>
    <dc:title>Министерство образования Российской Федерации</dc:title>
    <meta:initial-creator>Vladimir Kirianchikov</meta:initial-creator>
    <meta:document-statistic meta:table-count="4" meta:image-count="0" meta:object-count="0" meta:page-count="17" meta:paragraph-count="533" meta:word-count="2579" meta:character-count="17260" meta:non-whitespace-character-count="11286"/>
  </office:meta>
</office:document-meta>
</file>